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3.66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1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0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0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7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3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2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2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7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7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7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8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9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9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40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0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4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1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38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2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4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4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5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8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7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2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3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2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5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9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9]=0))" style:apply-style-name="VRAI" style:base-cell-address="'Niveau 6'.Q20"/>
      <style:map style:condition="is-true-formula(IF([.S19]=1))" style:apply-style-name="FAUX" style:base-cell-address="'Niveau 6'.Q20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9]=0))" style:apply-style-name="VRAI" style:base-cell-address="'Niveau 6'.R20"/>
      <style:map style:condition="is-true-formula(IF([.T19]=1))" style:apply-style-name="FAUX" style:base-cell-address="'Niveau 6'.R20"/>
    </style:style>
    <style:style style:name="ce5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9]=0))" style:apply-style-name="VRAI" style:base-cell-address="'Niveau 6'.S20"/>
      <style:map style:condition="is-true-formula(IF([.U19]=1))" style:apply-style-name="FAUX" style:base-cell-address="'Niveau 6'.S2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8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00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2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4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2" style:font-size-asian="12pt" style:font-name-complex="Times New Roman2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9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9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09mm" draw:z-index="0" draw:style-name="gr3" draw:text-style-name="P3" svg:width="34.65mm" svg:height="8.06mm" svg:x="10.8mm" svg:y="2.63mm" draw:control="control1"/>
          </table:table-cell>
          <table:table-cell table:number-columns-repeated="2"/>
          <table:table-cell>
            <draw:control table:end-cell-address="Aide.F15" table:end-x="14.96mm" table:end-y="1.23mm" draw:z-index="1" draw:style-name="gr3" draw:text-style-name="P3" svg:width="34.86mm" svg:height="9.24mm" svg:x="2.69mm" svg:y="2.5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6">
          <table:table-cell table:style-name="ce44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2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134"/>
          <table:table-cell table:style-name="ce72" table:number-columns-repeated="3"/>
          <table:table-cell table:style-name="ce317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72"/>
          <table:covered-table-cell table:style-name="ce134"/>
          <table:table-cell table:style-name="ce72" table:number-columns-repeated="3"/>
          <table:table-cell table:style-name="ce317"/>
          <table:table-cell table:style-name="ce72"/>
          <table:covered-table-cell table:style-name="ce72"/>
          <table:covered-table-cell table:style-name="ce242"/>
          <table:covered-table-cell table:style-name="ce72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0" table:number-columns-spanned="2" table:number-rows-spanned="1"/>
          <table:covered-table-cell table:style-name="ce29"/>
          <table:table-cell table:style-name="ce31"/>
          <table:table-cell table:style-name="ce100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-7)(-x-10) = 0" calcext:value-type="string" table:number-columns-spanned="3" table:number-rows-spanned="1">
            <text:p>(-x-7)(-x-10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4]" office:value-type="string" office:string-value="Signe de (-x-7)" calcext:value-type="string">
            <text:p>Signe de (-x-7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5]" office:value-type="string" office:string-value="Signe de (-x-10)" calcext:value-type="string">
            <text:p>Signe de (-x-10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6]" office:value-type="string" office:string-value="Signe de (-x-7)(-x-10)" calcext:value-type="string">
            <text:p>Signe de (-x-7)(-x-10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2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55" table:formula="of:=IF([.$X$2];[$Données.C43];&quot;&quot;)" table:number-columns-spanned="2" table:number-rows-spanned="1">
            <text:p/>
          </table:table-cell>
          <table:covered-table-cell table:style-name="ce155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55" table:formula="of:=IF([.$X$2]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-7)(-x-10) ≤ 0" calcext:value-type="string" table:number-columns-spanned="4" table:number-rows-spanned="1">
            <text:p>(-x-7)(-x-10) ≤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</text:p>
          </table:table-cell>
          <table:table-cell table:style-name="ce122" table:formula="of:=IF([.$X$2];[$Données.B44];&quot;&quot;)">
            <text:p/>
          </table:table-cell>
          <table:table-cell table:style-name="ce155" table:formula="of:=IF([.$X$2];[Données.C44];&quot;&quot;)" table:number-columns-spanned="2" table:number-rows-spanned="1">
            <text:p/>
          </table:table-cell>
          <table:covered-table-cell table:style-name="ce155" table:formula="of:=IF([.$X$2];['Niveau 6'.J48];&quot;&quot;)">
            <text:p/>
          </table:covered-table-cell>
          <table:table-cell table:style-name="ce31" table:formula="of:=IF([.$X$2];[Données.E44];&quot;&quot;)">
            <text:p/>
          </table:table-cell>
          <table:table-cell table:style-name="ce155" table:formula="of:=IF([.$X$2];[$Données.F44];&quot;&quot;)" table:number-columns-spanned="2" table:number-rows-spanned="1">
            <text:p/>
          </table:table-cell>
          <table:covered-table-cell table:style-name="ce155" table:formula="of:=IF([.$X$2];['Niveau 6'.M48];&quot;&quot;)">
            <text:p/>
          </table:covered-table-cell>
          <table:table-cell table:style-name="ce226" table:formula="of:=IF([.$X$2]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x+20)</text:p>
          </table:table-cell>
          <table:table-cell table:style-name="ce122" table:formula="of:=IF([.$X$2];[$Données.B45];&quot;&quot;)">
            <text:p/>
          </table:table-cell>
          <table:table-cell table:style-name="ce155" table:formula="of:=IF([.$X$2];[Données.C45];&quot;&quot;)" table:number-columns-spanned="2" table:number-rows-spanned="1">
            <text:p/>
          </table:table-cell>
          <table:covered-table-cell table:style-name="ce155" table:formula="of:=IF([.$X$2];['Niveau 6'.J49];&quot;&quot;)">
            <text:p/>
          </table:covered-table-cell>
          <table:table-cell table:style-name="ce31" table:formula="of:=IF([.$X$2];[Données.E45];&quot;&quot;)">
            <text:p/>
          </table:table-cell>
          <table:table-cell table:style-name="ce155" table:formula="of:=IF([.$X$2];[$Données.F45];&quot;&quot;)" table:number-columns-spanned="2" table:number-rows-spanned="1">
            <text:p/>
          </table:table-cell>
          <table:covered-table-cell table:style-name="ce155" table:formula="of:=IF([.$X$2];['Niveau 6'.M49];&quot;&quot;)">
            <text:p/>
          </table:covered-table-cell>
          <table:table-cell table:style-name="ce226" table:formula="of:=IF([.$X$2];[Données.H45];&quot;&quot;)">
            <text:p/>
          </table:table-cell>
          <table:table-cell table:style-name="ce289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7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309" table:formula="of:=IF(ISBLANK([.V10]);&quot;&quot;;IF([.$X$1];IF([.V10]=[$Données.K57];1;0);&quot;&quot;))">
            <text:p/>
          </table:table-cell>
          <table:table-cell table:style-name="ce321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(x+20)</text:p>
          </table:table-cell>
          <table:table-cell table:style-name="ce122" table:formula="of:=IF([.$X$2];[$Données.B46];&quot;&quot;)">
            <text:p/>
          </table:table-cell>
          <table:table-cell table:style-name="ce155" table:formula="of:=IF([.$X$2];[Données.C46];&quot;&quot;)" table:number-columns-spanned="2" table:number-rows-spanned="1">
            <text:p/>
          </table:table-cell>
          <table:covered-table-cell table:style-name="ce155" table:formula="of:=IF([.$X$2];['Niveau 6'.J50];&quot;&quot;)">
            <text:p/>
          </table:covered-table-cell>
          <table:table-cell table:style-name="ce31" table:formula="of:=IF([.$X$2];[Données.E46];&quot;&quot;)">
            <text:p/>
          </table:table-cell>
          <table:table-cell table:style-name="ce155" table:formula="of:=IF([.$X$2];[$Données.F46];&quot;&quot;)" table:number-columns-spanned="2" table:number-rows-spanned="1">
            <text:p/>
          </table:table-cell>
          <table:covered-table-cell table:style-name="ce155" table:formula="of:=IF([.$X$2];['Niveau 6'.M50];&quot;&quot;)">
            <text:p/>
          </table:covered-table-cell>
          <table:table-cell table:style-name="ce226" table:formula="of:=IF([.$X$2];[Données.H46];&quot;&quot;)">
            <text:p/>
          </table:table-cell>
          <table:table-cell table:style-name="ce306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6"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98"/>
          <table:covered-table-cell table:number-columns-repeated="3"/>
          <table:table-cell table:number-columns-repeated="4"/>
          <table:table-cell table:style-name="Default"/>
          <table:table-cell table:style-name="ce132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6">
          <table:table-cell table:style-name="ce44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2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0" table:number-columns-spanned="2" table:number-rows-spanned="1"/>
          <table:covered-table-cell table:style-name="ce155"/>
          <table:table-cell table:style-name="ce155"/>
          <table:table-cell table:style-name="ce100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+15) / (-x+28) = 0" calcext:value-type="string" table:number-columns-spanned="3" table:number-rows-spanned="1">
            <text:p>(x+15) / (-x+28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3]" office:value-type="string" office:string-value="(x+15)" calcext:value-type="string">
            <text:p>(x+15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4]" office:value-type="string" office:string-value="(-x+28)" calcext:value-type="string">
            <text:p>(-x+28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3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77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5]" office:value-type="string" office:string-value="Signe de (x+15) / (-x+28)" calcext:value-type="string">
            <text:p>Signe de (x+15) / (-x+28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4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1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2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Default" table:number-columns-repeated="2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Default"/>
          <table:table-cell table:style-name="Default" table:number-columns-repeated="7"/>
          <table:table-cell table:style-name="ce333" table:number-columns-repeated="2"/>
          <table:table-cell table:number-columns-repeated="999"/>
        </table:table-row>
        <table:table-row table:style-name="ro6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55" table:formula="of:=IF([.$X$2];[Données.C72];&quot;&quot;)" table:number-columns-spanned="2" table:number-rows-spanned="1">
            <text:p/>
          </table:table-cell>
          <table:covered-table-cell table:style-name="ce155" table:formula="of:=#REF!" office:value-type="string" office:string-value="" calcext:value-type="error">
            <text:p>#RÉF !</text:p>
          </table:covered-table-cell>
          <table:table-cell table:style-name="ce155"/>
          <table:table-cell table:style-name="ce155" table:formula="of:=IF([.$X$2]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+15) / (-x+28) ≤ 0" calcext:value-type="string" table:number-columns-spanned="4" table:number-rows-spanned="1">
            <text:p>(x+15) / (-x+28) ≤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5]" office:value-type="string" office:string-value="(x+15)" calcext:value-type="string">
            <text:p>(x+15)</text:p>
          </table:table-cell>
          <table:table-cell table:style-name="ce122" table:formula="of:=IF([.$X$2];[Données.B73];&quot;&quot;)">
            <text:p/>
          </table:table-cell>
          <table:table-cell table:style-name="ce155" table:formula="of:=IF([.$X$2];[Données.C73];&quot;&quot;)" table:number-columns-spanned="2" table:number-rows-spanned="1">
            <text:p/>
          </table:table-cell>
          <table:covered-table-cell table:style-name="ce155" table:formula="of:=IF([.B12]&lt;&gt;&quot;&quot;;IF(VALUE(COM.MICROSOFT.CONCAT(#REF!;[.B12]))=-#REF!;0;&quot;&quot;);&quot;&quot;)">
            <text:p/>
          </table:covered-table-cell>
          <table:table-cell table:style-name="ce155" table:formula="of:=IF([.$X$2];[Données.E73];&quot;&quot;)">
            <text:p/>
          </table:table-cell>
          <table:table-cell table:style-name="ce155" table:formula="of:=IF([.$X$2]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6]" office:value-type="string" office:string-value="(-x+28)" calcext:value-type="string">
            <text:p>(-x+28)</text:p>
          </table:table-cell>
          <table:table-cell table:style-name="ce122" table:formula="of:=IF([.$X$2];[Données.B74];&quot;&quot;)">
            <text:p/>
          </table:table-cell>
          <table:table-cell table:style-name="ce155" table:formula="of:=IF([.$X$2];[Données.C74];&quot;&quot;)" table:number-columns-spanned="2" table:number-rows-spanned="1">
            <text:p/>
          </table:table-cell>
          <table:covered-table-cell table:style-name="ce62"/>
          <table:table-cell table:style-name="ce155" table:formula="of:=IF([.$X$2];[Données.E74];&quot;&quot;)">
            <text:p/>
          </table:table-cell>
          <table:table-cell table:style-name="ce155" table:formula="of:=IF([.$X$2]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74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2" table:formula="of:=IF(ISBLANK([.Q12]);&quot;&quot;;IF([.$X$1];IF([.Q12]=[$Données.F86];1;0);&quot;&quot;))">
            <text:p/>
          </table:table-cell>
          <table:table-cell table:style-name="ce319" table:formula="of:=IF(ISBLANK([.R12]);&quot;&quot;;IF([.$X$1];IF([.R12]=[$Données.G86];1;0);&quot;&quot;))">
            <text:p/>
          </table:table-cell>
          <table:table-cell table:style-name="ce325" table:formula="of:=IF(ISBLANK([.S12]);&quot;&quot;;IF([.$X$1];IF([.S12]=[$Données.H86];1;0);&quot;&quot;))">
            <text:p/>
          </table:table-cell>
          <table:table-cell table:style-name="ce327" table:formula="of:=IF(ISBLANK([.T12]);&quot;&quot;;IF([.$X$1];IF([.T12]=[$Données.I86];1;0);&quot;&quot;))">
            <text:p/>
          </table:table-cell>
          <table:table-cell table:style-name="ce329" table:formula="of:=IF(ISBLANK([.U12]);&quot;&quot;;IF([.$X$1];IF([.U12]=[$Données.J86];1;0);&quot;&quot;))">
            <text:p/>
          </table:table-cell>
          <table:table-cell table:style-name="ce331" table:formula="of:=IF(ISBLANK([.V12]);&quot;&quot;;IF([.$X$1];IF([.V12]=[$Données.K86];1;0);&quot;&quot;))">
            <text:p/>
          </table:table-cell>
          <table:table-cell table:style-name="ce334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x+15) / (-x+28)" calcext:value-type="string">
            <text:p>Signe de (x+15) / (-x+28)</text:p>
          </table:table-cell>
          <table:table-cell table:style-name="ce122" table:formula="of:=IF([.$X$2];[Données.B75];&quot;&quot;)">
            <text:p/>
          </table:table-cell>
          <table:table-cell table:style-name="ce155" table:formula="of:=IF([.$X$2];[Données.C75];&quot;&quot;)" table:number-columns-spanned="2" table:number-rows-spanned="1">
            <text:p/>
          </table:table-cell>
          <table:covered-table-cell table:style-name="ce62"/>
          <table:table-cell table:style-name="ce155" table:formula="of:=IF([.$X$2];[Données.E75];&quot;&quot;)">
            <text:p/>
          </table:table-cell>
          <table:table-cell table:style-name="ce155" table:formula="of:=IF([.$X$2]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75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4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6" table:formula="of:=IF(AND([.$X$1];[.$X$2]);[$Données.H87];&quot;&quot;)">
            <text:p/>
          </table:table-cell>
          <table:table-cell table:style-name="ce328" table:formula="of:=IF(AND([.$X$1];[.$X$2]);[$Données.I87];&quot;&quot;)">
            <text:p/>
          </table:table-cell>
          <table:table-cell table:style-name="ce330" table:formula="of:=IF(AND([.$X$1];[.$X$2]);[$Données.J87];&quot;&quot;)">
            <text:p/>
          </table:table-cell>
          <table:table-cell table:style-name="ce332" table:formula="of:=IF(AND([.$X$1];[.$X$2]);[$Données.K87];&quot;&quot;)">
            <text:p/>
          </table:table-cell>
          <table:table-cell table:style-name="ce338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5"/>
          <table:table-cell table:style-name="ce324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5"/>
          <table:table-cell table:style-name="ce324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8">
          <table:table-cell table:style-name="ce44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342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42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55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4x+1)(-3x+5) = 0" calcext:value-type="string" table:number-columns-spanned="3" table:number-rows-spanned="1">
            <text:p>(-4x+1)(-3x+5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01]" office:value-type="string" office:string-value="Signe de (-4x+1)" calcext:value-type="string">
            <text:p>Signe de (-4x+1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02]" office:value-type="string" office:string-value="Signe de (-3x+5)" calcext:value-type="string">
            <text:p>Signe de (-3x+5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9" table:formula="of:=IF(ISBLANK([.M5]);&quot;&quot;;IF([.$X$1];IF([.M5]=[$Données.B106];1;0);&quot;&quot;))">
            <text:p/>
          </table:table-cell>
          <table:table-cell table:style-name="ce366" table:formula="of:=IF(ISBLANK([.N5]);&quot;&quot;;IF([.$X$1];IF([.N5]=[$Données.F96];1;0);&quot;&quot;))">
            <text:p/>
          </table:table-cell>
          <table:table-cell table:style-name="ce372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03]" office:value-type="string" office:string-value="Signe de (-4x+1)(-3x+5)" calcext:value-type="string">
            <text:p>Signe de (-4x+1)(-3x+5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73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2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X$2];[Données.C100];&quot;&quot;)" table:number-columns-spanned="2" table:number-rows-spanned="1">
            <text:p/>
          </table:table-cell>
          <table:covered-table-cell table:style-name="ce320"/>
          <table:table-cell table:style-name="ce320"/>
          <table:table-cell table:style-name="ce86" table:formula="of:=IF([.$X$2];[Données.F100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4x+1)(-3x+5) &gt; 0" calcext:value-type="string" table:number-columns-spanned="4" table:number-rows-spanned="1">
            <text:p>(-4x+1)(-3x+5) &g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391" table:formula="of:=[.A5]" office:value-type="string" office:string-value="Signe de (-4x+1)" calcext:value-type="string">
            <text:p>Signe de (-4x+1)</text:p>
          </table:table-cell>
          <table:table-cell table:style-name="ce75" table:formula="of:=IF([.$X$2];[Données.B101];&quot;&quot;)">
            <text:p/>
          </table:table-cell>
          <table:table-cell table:style-name="ce348" table:formula="of:=IF([.$X$2];[Données.C101];&quot;&quot;)" table:number-columns-spanned="2" table:number-rows-spanned="1">
            <text:p/>
          </table:table-cell>
          <table:covered-table-cell table:style-name="ce320"/>
          <table:table-cell table:style-name="ce348" table:formula="of:=IF([.$X$2];[Données.E101];&quot;&quot;)">
            <text:p/>
          </table:table-cell>
          <table:table-cell table:style-name="ce320" table:formula="of:=IF([.$X$2];[Données.F101];&quot;&quot;)" table:number-columns-spanned="2" table:number-rows-spanned="1">
            <text:p/>
          </table:table-cell>
          <table:covered-table-cell table:style-name="ce59"/>
          <table:table-cell table:style-name="ce96" table:formula="of:=IF([.$X$2]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5" table:formula="of:=[.A6]" office:value-type="string" office:string-value="Signe de (-3x+5)" calcext:value-type="string">
            <text:p>Signe de (-3x+5)</text:p>
          </table:table-cell>
          <table:table-cell table:style-name="ce75" table:formula="of:=IF([.$X$2];[Données.B102];&quot;&quot;)">
            <text:p/>
          </table:table-cell>
          <table:table-cell table:style-name="ce320" table:formula="of:=IF([.$X$2];[Données.C102];&quot;&quot;)" table:number-columns-spanned="2" table:number-rows-spanned="1">
            <text:p/>
          </table:table-cell>
          <table:covered-table-cell table:style-name="ce59"/>
          <table:table-cell table:style-name="ce348" table:formula="of:=IF([.$X$2];[Données.E102];&quot;&quot;)">
            <text:p/>
          </table:table-cell>
          <table:table-cell table:style-name="ce348" table:formula="of:=IF([.$X$2];[Données.F102];&quot;&quot;)" table:number-columns-spanned="2" table:number-rows-spanned="1">
            <text:p/>
          </table:table-cell>
          <table:covered-table-cell table:style-name="ce59"/>
          <table:table-cell table:style-name="ce96" table:formula="of:=IF([.$X$2];[Données.H102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74" table:formula="of:=IF(ISBLANK([.O10]);&quot;&quot;;IF([.$X$1];IF([.O10]=[$Données.D114];1;0);&quot;&quot;))">
            <text:p/>
          </table:table-cell>
          <table:table-cell table:style-name="ce382" table:formula="of:=IF(ISBLANK([.P10]);&quot;&quot;;IF([.$X$1];IF([.P10]=[$Données.E114];1;0);&quot;&quot;))">
            <text:p/>
          </table:table-cell>
          <table:table-cell table:style-name="ce387" table:formula="of:=IF(ISBLANK([.Q10]);&quot;&quot;;IF([.$X$1];IF([.Q10]=[$Données.F114];1;0);&quot;&quot;))">
            <text:p/>
          </table:table-cell>
          <table:table-cell table:style-name="ce392" table:formula="of:=IF(ISBLANK([.R10]);&quot;&quot;;IF([.$X$1];IF([.R10]=[$Données.G114];1;0);&quot;&quot;))">
            <text:p/>
          </table:table-cell>
          <table:table-cell table:style-name="ce396" table:formula="of:=IF(ISBLANK([.S10]);&quot;&quot;;IF([.$X$1];IF([.S10]=[$Données.H114];1;0);&quot;&quot;))">
            <text:p/>
          </table:table-cell>
          <table:table-cell table:style-name="ce398" table:formula="of:=IF(ISBLANK([.T10]);&quot;&quot;;IF([.$X$1];IF([.T10]=[$Données.I114];1;0);&quot;&quot;))">
            <text:p/>
          </table:table-cell>
          <table:table-cell table:style-name="ce400" table:formula="of:=IF(ISBLANK([.U10]);&quot;&quot;;IF([.$X$1];IF([.U10]=[$Données.J114];1;0);&quot;&quot;))">
            <text:p/>
          </table:table-cell>
          <table:table-cell table:style-name="ce402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-4x+1)(-3x+5)" calcext:value-type="string">
            <text:p>Signe de (-4x+1)(-3x+5)</text:p>
          </table:table-cell>
          <table:table-cell table:style-name="ce75" table:formula="of:=IF([.$X$2];[Données.B103];&quot;&quot;)">
            <text:p/>
          </table:table-cell>
          <table:table-cell table:style-name="ce30" table:formula="of:=IF([.$X$2]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55" table:formula="of:=IF([.$X$2];[Données.E103];&quot;&quot;)">
            <text:p/>
          </table:table-cell>
          <table:table-cell table:style-name="ce30" table:formula="of:=IF([.$X$2]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103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75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9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401" table:formula="of:=IF(AND([.$X$1];[.$X$2]);[$Données.J115];&quot;&quot;)">
            <text:p/>
          </table:table-cell>
          <table:table-cell table:style-name="ce403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Default"/>
          <table:table-cell table:style-name="Default" table:number-columns-repeated="3"/>
          <table:table-cell/>
          <table:table-cell table:style-name="Default"/>
          <table:table-cell table:style-name="ce132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2"/>
          <table:table-cell table:style-name="Default"/>
          <table:table-cell table:number-columns-repeated="1020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15" table:default-cell-style-name="ce41"/>
        <table:table-column table:style-name="co1" table:number-columns-repeated="999" table:default-cell-style-name="ce41"/>
        <table:table-row table:style-name="ro8">
          <table:table-cell table:style-name="ce4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342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42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55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5x-7) / (3x+4) = 0" calcext:value-type="string" table:number-columns-spanned="3" table:number-rows-spanned="1">
            <text:p>(5x-7) / (3x+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29]" office:value-type="string" office:string-value="Signe de (5x-7)" calcext:value-type="string">
            <text:p>Signe de (5x-7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30]" office:value-type="string" office:string-value="Signe de (3x+4)" calcext:value-type="string">
            <text:p>Signe de (3x+4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9" table:formula="of:=IF(ISBLANK([.M5]);&quot;&quot;;IF([.$X$1];IF([.M5]=[$Données.B134];1;0);&quot;&quot;))">
            <text:p/>
          </table:table-cell>
          <table:table-cell table:style-name="ce413" table:formula="of:=IF(ISBLANK([.N5]);&quot;&quot;;IF([.$X$1];IF([.N5]=[$Données.C134];1;0);&quot;&quot;))">
            <text:p/>
          </table:table-cell>
          <table:table-cell table:style-name="ce417" table:formula="of:=IF(ISBLANK([.O5]);&quot;&quot;;IF([.$X$1];IF([.O5]=[$Données.D134];1;0);&quot;&quot;))">
            <text:p/>
          </table:table-cell>
          <table:table-cell table:style-name="ce424" table:formula="of:=IF(ISBLANK([.P5]);&quot;&quot;;IF([.$X$1];IF([.P5]=[$Données.E134];1;0);&quot;&quot;))">
            <text:p/>
          </table:table-cell>
          <table:table-cell table:style-name="ce431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31]" office:value-type="string" office:string-value="Signe de (5x-7) / (3x+4)" calcext:value-type="string">
            <text:p>Signe de (5x-7) / (3x+4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53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2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Default" table:number-columns-repeated="2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Default"/>
          <table:table-cell table:style-name="Default" table:number-columns-repeated="7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128];&quot;&quot;)" office:value-type="string" office:string-value="-4/3" calcext:value-type="string" table:number-columns-spanned="2" table:number-rows-spanned="1">
            <text:p>-4/3</text:p>
          </table:table-cell>
          <table:covered-table-cell table:style-name="ce320"/>
          <table:table-cell table:style-name="ce320"/>
          <table:table-cell table:style-name="ce86" table:formula="of:=IF([.$C$17];[Données.F128];&quot;&quot;)" office:value-type="string" office:string-value="7/5" calcext:value-type="string" table:number-columns-spanned="2" table:number-rows-spanned="1">
            <text:p>7/5</text:p>
          </table:table-cell>
          <table:covered-table-cell table:style-name="ce348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5x-7) / (3x+4) ≤ 0" calcext:value-type="string" table:number-columns-spanned="3" table:number-rows-spanned="1">
            <text:p>(5x-7) / (3x+4) ≤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8">
          <table:table-cell table:style-name="ce5" table:formula="of:=[.A5]" office:value-type="string" office:string-value="Signe de (5x-7)" calcext:value-type="string">
            <text:p>Signe de (5x-7)</text:p>
          </table:table-cell>
          <table:table-cell table:style-name="ce75" table:formula="of:=IF([.$C$17];IF(SIGN(VLOOKUP([Données.O5];[Données.$B$3:.$N$32];2)*([Données.F124]-1)+VLOOKUP([Données.O5];[Données.$B$3:.$N$32];3))=1;&quot;+&quot;;&quot;-&quot;);&quot;&quot;)" office:value-type="string" office:string-value="-" calcext:value-type="string">
            <text:p>-</text:p>
          </table:table-cell>
          <table:table-cell table:style-name="ce348" table:formula="of:=IF([.$C$17];[Données.C129];&quot;&quot;)" table:number-columns-spanned="2" table:number-rows-spanned="1">
            <text:p/>
          </table:table-cell>
          <table:covered-table-cell table:style-name="ce320"/>
          <table:table-cell table:style-name="ce348" table:formula="of:=IF([.$C$17];[Données.E129];&quot;&quot;)" office:value-type="string" office:string-value="-" calcext:value-type="string">
            <text:p>-</text:p>
          </table:table-cell>
          <table:table-cell table:style-name="ce320" table:formula="of:=IF([.$C$17];[Données.F129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96" table:formula="of:=IF([.$C$17];[Données.H129];&quot;&quot;)" office:value-type="string" office:string-value="+" calcext:value-type="string">
            <text:p>+</text:p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8">
          <table:table-cell table:style-name="ce5" table:formula="of:=[.A6]" office:value-type="string" office:string-value="Signe de (3x+4)" calcext:value-type="string">
            <text:p>Signe de (3x+4)</text:p>
          </table:table-cell>
          <table:table-cell table:style-name="ce75" table:formula="of:=IF([.$C$17];[Données.B130];&quot;&quot;)" office:value-type="string" office:string-value="-" calcext:value-type="string">
            <text:p>-</text:p>
          </table:table-cell>
          <table:table-cell table:style-name="ce320" table:formula="of:=IF([.$C$17];[Données.C130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348" table:formula="of:=IF([.$C$17];[Données.E130];&quot;&quot;)" office:value-type="string" office:string-value="+" calcext:value-type="string">
            <text:p>+</text:p>
          </table:table-cell>
          <table:table-cell table:style-name="ce348" table:formula="of:=IF([.$C$17];[Données.F130];&quot;&quot;)" table:number-columns-spanned="2" table:number-rows-spanned="1">
            <text:p/>
          </table:table-cell>
          <table:covered-table-cell table:style-name="ce348"/>
          <table:table-cell table:style-name="ce96" table:formula="of:=IF([.$C$17];[Données.H130];&quot;&quot;)" office:value-type="string" office:string-value="+" calcext:value-type="string">
            <text:p>+</text:p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7" table:formula="of:=IF(ISBLANK([.P12]);&quot;&quot;;IF([.$X$1];IF([.P12]=[$Données.E142];1;0);&quot;&quot;))">
            <text:p/>
          </table:table-cell>
          <table:table-cell table:style-name="ce439" table:formula="of:=IF(ISBLANK([.Q12]);&quot;&quot;;IF([.$X$1];IF([.Q12]=[$Données.F142];1;0);&quot;&quot;))">
            <text:p/>
          </table:table-cell>
          <table:table-cell table:style-name="ce447" table:formula="of:=IF(ISBLANK([.R12]);&quot;&quot;;IF([.$X$1];IF([.R12]=[$Données.G142];1;0);&quot;&quot;))">
            <text:p/>
          </table:table-cell>
          <table:table-cell table:style-name="ce450" table:formula="of:=IF(ISBLANK([.S12]);&quot;&quot;;IF([.$X$1];IF([.S12]=[$Données.H142];1;0);&quot;&quot;))">
            <text:p/>
          </table:table-cell>
          <table:table-cell table:style-name="ce453" table:formula="of:=IF(ISBLANK([.T12]);&quot;&quot;;IF([.$X$1];IF([.T12]=[$Données.I142];1;0);&quot;&quot;))">
            <text:p/>
          </table:table-cell>
          <table:table-cell table:style-name="ce455" table:formula="of:=IF(ISBLANK([.U12]);&quot;&quot;;IF([.$X$1];IF([.U12]=[$Données.J142];1;0);&quot;&quot;))">
            <text:p/>
          </table:table-cell>
          <table:table-cell table:style-name="ce459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5x-7) / (3x+4)" calcext:value-type="string">
            <text:p>Signe de (5x-7) / (3x+4)</text:p>
          </table:table-cell>
          <table:table-cell table:style-name="ce80" table:formula="of:=IF([.$C$17];[Données.B131];&quot;&quot;)" office:value-type="string" office:string-value="+" calcext:value-type="string">
            <text:p>+</text:p>
          </table:table-cell>
          <table:table-cell table:style-name="ce155" table:formula="of:=IF([.$C$17];[Données.C131];&quot;&quot;)" office:value-type="string" office:string-value="||" calcext:value-type="string" table:number-columns-spanned="2" table:number-rows-spanned="1">
            <text:p>||</text:p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55" table:formula="of:=IF([.$C$17];[Données.E131];&quot;&quot;)" office:value-type="string" office:string-value="-" calcext:value-type="string">
            <text:p>-</text:p>
          </table:table-cell>
          <table:table-cell table:style-name="ce155" table:formula="of:=IF([.$C$17];[Données.F131];&quot;&quot;)" office:value-type="float" office:value="0" calcext:value-type="float" table:number-columns-spanned="2" table:number-rows-spanned="1">
            <text:p>0</text:p>
          </table:table-cell>
          <table:covered-table-cell table:style-name="ce62"/>
          <table:table-cell table:style-name="ce226" table:formula="of:=IF([.$C$17];[Données.H131];&quot;&quot;)" office:value-type="string" office:string-value="+" calcext:value-type="string">
            <text:p>+</text:p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43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51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58" table:formula="of:=IF(AND([.$X$1];[.$X$2]);[$Données.J143];&quot;&quot;)">
            <text:p/>
          </table:table-cell>
          <table:table-cell table:style-name="ce463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46"/>
          <table:table-cell table:style-name="ce449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46"/>
          <table:table-cell table:style-name="ce449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">
            <calcext:condition calcext:apply-style-name="FAUX" calcext:value="formula-is(IF([.P6]=1))" calcext:base-cell-address="'Niveau 4'.P7"/>
            <calcext:condition calcext:apply-style-name="VRAI" calcext:value="formula-is(IF([.P6]=0))" calcext:base-cell-address="'Niveau 4'.P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3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55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57]" office:value-type="string" office:string-value="Signe de (-8x+3)" calcext:value-type="string">
            <text:p>Signe de (-8x+3)</text:p>
          </table:table-cell>
          <table:table-cell table:style-name="ce89"/>
          <table:table-cell table:style-name="ce482" table:number-columns-spanned="2" table:number-rows-spanned="1"/>
          <table:covered-table-cell table:style-name="ce487"/>
          <table:table-cell table:style-name="ce487"/>
          <table:table-cell table:style-name="ce487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58]" office:value-type="string" office:string-value="Signe de (-9x-5)" calcext:value-type="string">
            <text:p>Signe de (-9x-5)</text:p>
          </table:table-cell>
          <table:table-cell table:style-name="ce89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59]" office:value-type="string" office:string-value="Signe de (11x-3)" calcext:value-type="string">
            <text:p>Signe de (11x-3)</text:p>
          </table:table-cell>
          <table:table-cell table:style-name="ce89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60]" office:value-type="string" office:string-value="Signe de (-8x+3)(-9x-5)(11x-3)" calcext:value-type="string">
            <text:p>Signe de (-8x+3)(-9x-5)(11x-3)</text:p>
          </table:table-cell>
          <table:table-cell table:style-name="ce89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X$1];[Données.C156];&quot;&quot;)" table:number-columns-spanned="2" table:number-rows-spanned="1">
            <text:p/>
          </table:table-cell>
          <table:covered-table-cell table:style-name="ce320"/>
          <table:table-cell table:style-name="ce320"/>
          <table:table-cell table:style-name="ce86" table:formula="of:=IF([.$X$1];[Données.F156];&quot;&quot;)" table:number-columns-spanned="2" table:number-rows-spanned="1">
            <text:p/>
          </table:table-cell>
          <table:covered-table-cell table:style-name="ce348"/>
          <table:table-cell table:style-name="ce348"/>
          <table:table-cell table:style-name="ce86" table:formula="of:=IF([.$X$1]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8">
          <table:table-cell table:style-name="ce5" table:formula="of:=[.A5]" office:value-type="string" office:string-value="Signe de (-8x+3)" calcext:value-type="string">
            <text:p>Signe de (-8x+3)</text:p>
          </table:table-cell>
          <table:table-cell table:style-name="ce75" table:formula="of:=IF([.$X$1];[Données.B157];&quot;&quot;)">
            <text:p/>
          </table:table-cell>
          <table:table-cell table:style-name="ce320" table:formula="of:=IF([.$X$1];[Données.C157];&quot;&quot;)" table:number-columns-spanned="2" table:number-rows-spanned="1">
            <text:p/>
          </table:table-cell>
          <table:covered-table-cell table:style-name="ce320"/>
          <table:table-cell table:style-name="ce320" table:formula="of:=IF([.$X$1];[Données.E157];&quot;&quot;)">
            <text:p/>
          </table:table-cell>
          <table:table-cell table:style-name="ce320" table:formula="of:=IF([.$X$1];[Données.F157];&quot;&quot;)" table:number-columns-spanned="2" table:number-rows-spanned="1">
            <text:p/>
          </table:table-cell>
          <table:covered-table-cell table:style-name="ce348"/>
          <table:table-cell table:style-name="ce320" table:formula="of:=IF([.$X$1];[Données.H157];&quot;&quot;)">
            <text:p/>
          </table:table-cell>
          <table:table-cell table:style-name="ce320" table:formula="of:=IF([.$X$1];[Données.I157];&quot;&quot;)" table:number-columns-spanned="2" table:number-rows-spanned="1">
            <text:p/>
          </table:table-cell>
          <table:covered-table-cell table:style-name="ce348"/>
          <table:table-cell table:style-name="ce157" table:formula="of:=IF([.$X$1];[Données.K157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-9x-5)" calcext:value-type="string">
            <text:p>Signe de (-9x-5)</text:p>
          </table:table-cell>
          <table:table-cell table:style-name="ce75" table:formula="of:=IF([.$X$1];[Données.B158];&quot;&quot;)">
            <text:p/>
          </table:table-cell>
          <table:table-cell table:style-name="ce320" table:formula="of:=IF([.$X$1];[Données.C158];&quot;&quot;)" table:number-columns-spanned="2" table:number-rows-spanned="1">
            <text:p/>
          </table:table-cell>
          <table:covered-table-cell table:style-name="ce320"/>
          <table:table-cell table:style-name="ce320" table:formula="of:=IF([.$X$1];[Données.E158];&quot;&quot;)">
            <text:p/>
          </table:table-cell>
          <table:table-cell table:style-name="ce320" table:formula="of:=IF([.$X$1];[Données.F158];&quot;&quot;)" table:number-columns-spanned="2" table:number-rows-spanned="1">
            <text:p/>
          </table:table-cell>
          <table:covered-table-cell table:style-name="ce348"/>
          <table:table-cell table:style-name="ce320" table:formula="of:=IF([.$X$1];[Données.H158];&quot;&quot;)">
            <text:p/>
          </table:table-cell>
          <table:table-cell table:style-name="ce320" table:formula="of:=IF([.$X$1];[Données.I158];&quot;&quot;)" table:number-columns-spanned="2" table:number-rows-spanned="1">
            <text:p/>
          </table:table-cell>
          <table:covered-table-cell table:style-name="ce348"/>
          <table:table-cell table:style-name="ce96" table:formula="of:=IF([.$X$1];[Données.K158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11x-3)" calcext:value-type="string">
            <text:p>Signe de (11x-3)</text:p>
          </table:table-cell>
          <table:table-cell table:style-name="ce75" table:formula="of:=IF([.$X$1];[Données.B159];&quot;&quot;)">
            <text:p/>
          </table:table-cell>
          <table:table-cell table:style-name="ce320" table:formula="of:=IF([.$X$1];[Données.C159];&quot;&quot;)" table:number-columns-spanned="2" table:number-rows-spanned="1">
            <text:p/>
          </table:table-cell>
          <table:covered-table-cell table:style-name="ce320"/>
          <table:table-cell table:style-name="ce320" table:formula="of:=IF([.$X$1];[Données.E159];&quot;&quot;)">
            <text:p/>
          </table:table-cell>
          <table:table-cell table:style-name="ce320" table:formula="of:=IF([.$X$1];[Données.F159];&quot;&quot;)" table:number-columns-spanned="2" table:number-rows-spanned="1">
            <text:p/>
          </table:table-cell>
          <table:covered-table-cell table:style-name="ce348"/>
          <table:table-cell table:style-name="ce320" table:formula="of:=IF([.$X$1];[Données.H159];&quot;&quot;)">
            <text:p/>
          </table:table-cell>
          <table:table-cell table:style-name="ce320" table:formula="of:=IF([.$X$1];[Données.I159];&quot;&quot;)" table:number-columns-spanned="2" table:number-rows-spanned="1">
            <text:p/>
          </table:table-cell>
          <table:covered-table-cell table:style-name="ce348"/>
          <table:table-cell table:style-name="ce96" table:formula="of:=IF([.$X$1]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.A8]" office:value-type="string" office:string-value="Signe de (-8x+3)(-9x-5)(11x-3)" calcext:value-type="string">
            <text:p>Signe de (-8x+3)(-9x-5)(11x-3)</text:p>
          </table:table-cell>
          <table:table-cell table:style-name="ce75" table:formula="of:=IF([.$X$1];[Données.B160];&quot;&quot;)">
            <text:p/>
          </table:table-cell>
          <table:table-cell table:style-name="ce320" table:formula="of:=IF([.$X$1];[Données.C160];&quot;&quot;)" table:number-columns-spanned="2" table:number-rows-spanned="1">
            <text:p/>
          </table:table-cell>
          <table:covered-table-cell table:style-name="ce153"/>
          <table:table-cell table:style-name="ce320" table:formula="of:=IF([.$X$1];[Données.E160];&quot;&quot;)">
            <text:p/>
          </table:table-cell>
          <table:table-cell table:style-name="ce153" table:formula="of:=IF([.$X$1]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[.$X$1];[Données.H160];&quot;&quot;)">
            <text:p/>
          </table:table-cell>
          <table:table-cell table:style-name="ce153" table:formula="of:=IF([.$X$1]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[.$X$1];[Données.K160];&quot;&quot;)">
            <text:p/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8x+3)(-9x-5)(11x-3) = 0" calcext:value-type="string" table:number-columns-spanned="9" table:number-rows-spanned="1">
            <text:p>(-8x+3)(-9x-5)(11x-3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73"/>
          <table:table-cell table:number-columns-repeated="1006"/>
          <table:table-cell table:style-name="Default" table:number-columns-repeated="2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32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8x+3)(-9x-5)(11x-3) &gt; 0" calcext:value-type="string" table:number-columns-spanned="11" table:number-rows-spanned="1">
            <text:p>(-8x+3)(-9x-5)(11x-3) &g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8" table:number-rows-repeated="104854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linked-cell="'Niveau 6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Niveau 6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51" table:formula="of:=IF(OR([.$X$2];[.$X$1]);[Données.N204];&quot;&quot;)" office:value-type="float" office:value="0" calcext:value-type="float" table:number-columns-spanned="1" table:number-rows-spanned="2">
            <text:p>0</text:p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true" calcext:value-type="boolean">
            <text:p>VRAI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true" calcext:value-type="boolean">
            <text:p>VRAI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55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6]" office:value-type="string" office:string-value="Signe de (-5x-7)" calcext:value-type="string">
            <text:p>Signe de (-5x-7)</text:p>
          </table:table-cell>
          <table:table-cell table:style-name="ce89"/>
          <table:table-cell table:style-name="ce482" table:number-columns-spanned="2" table:number-rows-spanned="1"/>
          <table:covered-table-cell table:style-name="ce487"/>
          <table:table-cell table:style-name="ce487"/>
          <table:table-cell table:style-name="ce487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7]" office:value-type="string" office:string-value="Signe de (2x+5)" calcext:value-type="string">
            <text:p>Signe de (2x+5)</text:p>
          </table:table-cell>
          <table:table-cell table:style-name="ce89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8]" office:value-type="string" office:string-value="Signe de (-2x+11)" calcext:value-type="string">
            <text:p>Signe de (-2x+11)</text:p>
          </table:table-cell>
          <table:table-cell table:style-name="ce89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9]" office:value-type="string" office:string-value="Signe de 1 / [(-5x-7)(2x+5)(-2x+11)]" calcext:value-type="string">
            <text:p>Signe de 1 / [(-5x-7)(2x+5)(-2x+11)]</text:p>
          </table:table-cell>
          <table:table-cell table:style-name="ce89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82"/>
          <table:table-cell table:style-name="ce107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X$2];[Données.C185];&quot;&quot;)" office:value-type="float" office:value="-2.5" calcext:value-type="float" table:number-columns-spanned="2" table:number-rows-spanned="1">
            <text:p>- 5/2 </text:p>
          </table:table-cell>
          <table:covered-table-cell table:style-name="ce320"/>
          <table:table-cell table:style-name="ce320"/>
          <table:table-cell table:style-name="ce86" table:formula="of:=IF([.$X$2];[Données.F185];&quot;&quot;)" office:value-type="float" office:value="-1.4" calcext:value-type="float" table:number-columns-spanned="2" table:number-rows-spanned="1">
            <text:p>- 7/5 </text:p>
          </table:table-cell>
          <table:covered-table-cell table:style-name="ce348"/>
          <table:table-cell table:style-name="ce348"/>
          <table:table-cell table:style-name="ce86" table:formula="of:=IF([.$X$2];[Données.I185];&quot;&quot;)" office:value-type="float" office:value="5.5" calcext:value-type="float" table:number-columns-spanned="2" table:number-rows-spanned="1">
            <text:p>11/2 </text:p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.A5]" office:value-type="string" office:string-value="Signe de (-5x-7)" calcext:value-type="string">
            <text:p>Signe de (-5x-7)</text:p>
          </table:table-cell>
          <table:table-cell table:style-name="ce75" table:formula="of:=IF([.$X$2];[Données.B186];&quot;&quot;)" office:value-type="string" office:string-value="+" calcext:value-type="string">
            <text:p>+</text:p>
          </table:table-cell>
          <table:table-cell table:style-name="ce320" table:formula="of:=IF([.$X$2];[Données.C186];&quot;&quot;)" table:number-columns-spanned="2" table:number-rows-spanned="1">
            <text:p/>
          </table:table-cell>
          <table:covered-table-cell table:style-name="ce320"/>
          <table:table-cell table:style-name="ce320" table:formula="of:=IF([.$X$2];[Données.E186];&quot;&quot;)" office:value-type="string" office:string-value="+" calcext:value-type="string">
            <text:p>+</text:p>
          </table:table-cell>
          <table:table-cell table:style-name="ce320" table:formula="of:=IF([.$X$2];[Données.F186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320" table:formula="of:=IF([.$X$2];[Données.H186];&quot;&quot;)" office:value-type="string" office:string-value="-" calcext:value-type="string">
            <text:p>-</text:p>
          </table:table-cell>
          <table:table-cell table:style-name="ce320" table:formula="of:=IF([.$X$2];[Données.I186];&quot;&quot;)" table:number-columns-spanned="2" table:number-rows-spanned="1">
            <text:p/>
          </table:table-cell>
          <table:covered-table-cell table:style-name="ce348"/>
          <table:table-cell table:style-name="ce157" table:formula="of:=IF([.$X$2];[Données.K186]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2x+5)" calcext:value-type="string">
            <text:p>Signe de (2x+5)</text:p>
          </table:table-cell>
          <table:table-cell table:style-name="ce75" table:formula="of:=IF([.$X$2];[Données.B187];&quot;&quot;)" office:value-type="string" office:string-value="-" calcext:value-type="string">
            <text:p>-</text:p>
          </table:table-cell>
          <table:table-cell table:style-name="ce320" table:formula="of:=IF([.$X$2];[Données.C187];&quot;&quot;)" office:value-type="float" office:value="0" calcext:value-type="float" table:number-columns-spanned="2" table:number-rows-spanned="1">
            <text:p>0</text:p>
          </table:table-cell>
          <table:covered-table-cell table:style-name="ce320"/>
          <table:table-cell table:style-name="ce320" table:formula="of:=IF([.$X$2];[Données.E187];&quot;&quot;)" office:value-type="string" office:string-value="+" calcext:value-type="string">
            <text:p>+</text:p>
          </table:table-cell>
          <table:table-cell table:style-name="ce320" table:formula="of:=IF([.$X$2];[Données.F187];&quot;&quot;)" table:number-columns-spanned="2" table:number-rows-spanned="1">
            <text:p/>
          </table:table-cell>
          <table:covered-table-cell table:style-name="ce348"/>
          <table:table-cell table:style-name="ce320" table:formula="of:=IF([.$X$2];[Données.H187];&quot;&quot;)" office:value-type="string" office:string-value="+" calcext:value-type="string">
            <text:p>+</text:p>
          </table:table-cell>
          <table:table-cell table:style-name="ce320" table:formula="of:=IF([.$X$2];[Données.I187];&quot;&quot;)" table:number-columns-spanned="2" table:number-rows-spanned="1">
            <text:p/>
          </table:table-cell>
          <table:covered-table-cell table:style-name="ce348"/>
          <table:table-cell table:style-name="ce157" table:formula="of:=IF([.$X$2];[Données.K187];&quot;&quot;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[.$X$2];[Données.B188];&quot;&quot;)" office:value-type="string" office:string-value="+" calcext:value-type="string">
            <text:p>+</text:p>
          </table:table-cell>
          <table:table-cell table:style-name="ce320" table:formula="of:=IF([.$X$2];[Données.C188];&quot;&quot;)" table:number-columns-spanned="2" table:number-rows-spanned="1">
            <text:p/>
          </table:table-cell>
          <table:covered-table-cell table:style-name="ce320"/>
          <table:table-cell table:style-name="ce320" table:formula="of:=IF([.$X$2];[Données.E188];&quot;&quot;)" office:value-type="string" office:string-value="+" calcext:value-type="string">
            <text:p>+</text:p>
          </table:table-cell>
          <table:table-cell table:style-name="ce320" table:formula="of:=IF([.$X$2];[Données.F188];&quot;&quot;)" table:number-columns-spanned="2" table:number-rows-spanned="1">
            <text:p/>
          </table:table-cell>
          <table:covered-table-cell table:style-name="ce348"/>
          <table:table-cell table:style-name="ce320" table:formula="of:=IF([.$X$2];[Données.H188];&quot;&quot;)" office:value-type="string" office:string-value="+" calcext:value-type="string">
            <text:p>+</text:p>
          </table:table-cell>
          <table:table-cell table:style-name="ce320" table:formula="of:=IF([.$X$2];[Données.I188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157" table:formula="of:=IF([.$X$2];[Données.K188]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8">
          <table:table-cell table:style-name="ce5" table:formula="of:=[.A8]" office:value-type="string" office:string-value="Signe de 1 / [(-5x-7)(2x+5)(-2x+11)]" calcext:value-type="string">
            <text:p>Signe de 1 / [(-5x-7)(2x+5)(-2x+11)]</text:p>
          </table:table-cell>
          <table:table-cell table:style-name="ce75" table:formula="of:=IF([.$X$2];[Données.B189];&quot;&quot;)" office:value-type="string" office:string-value="-" calcext:value-type="string">
            <text:p>-</text:p>
          </table:table-cell>
          <table:table-cell table:style-name="ce320" table:formula="of:=IF([.$X$2];[Données.C189];&quot;&quot;)" office:value-type="string" office:string-value="||" calcext:value-type="string" table:number-columns-spanned="2" table:number-rows-spanned="1">
            <text:p>||</text:p>
          </table:table-cell>
          <table:covered-table-cell table:style-name="ce153"/>
          <table:table-cell table:style-name="ce320" table:formula="of:=IF([.$X$2];[Données.E189];&quot;&quot;)" office:value-type="string" office:string-value="+" calcext:value-type="string">
            <text:p>+</text:p>
          </table:table-cell>
          <table:table-cell table:style-name="ce320" table:formula="of:=IF([.$X$2];[Données.F189];&quot;&quot;)" office:value-type="string" office:string-value="||" calcext:value-type="string" table:number-columns-spanned="2" table:number-rows-spanned="1">
            <text:p>||</text:p>
          </table:table-cell>
          <table:covered-table-cell table:style-name="ce97"/>
          <table:table-cell table:style-name="ce320" table:formula="of:=IF([.$X$2];[Données.H189];&quot;&quot;)" office:value-type="string" office:string-value="-" calcext:value-type="string">
            <text:p>-</text:p>
          </table:table-cell>
          <table:table-cell table:style-name="ce320" table:formula="of:=IF([.$X$2];[Données.I189];&quot;&quot;)" office:value-type="string" office:string-value="||" calcext:value-type="string" table:number-columns-spanned="2" table:number-rows-spanned="1">
            <text:p>||</text:p>
          </table:table-cell>
          <table:covered-table-cell table:style-name="ce97"/>
          <table:table-cell table:style-name="ce157" table:formula="of:=IF([.$X$2];[Données.K189];&quot;&quot;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-5x-7)(2x+5)(-2x+11) = 0" calcext:value-type="string" table:number-columns-spanned="9" table:number-rows-spanned="1">
            <text:p>(-5x-7)(2x+5)(-2x+1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73"/>
          <table:table-cell table:number-columns-repeated="1008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number-columns-repeated="1005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524" table:formula="of:=IF(ISBLANK([.B19]);&quot;&quot;;IF([.$X$1];IF([.B19]=[$Données.B192];1;0);&quot;&quot;))">
            <text:p/>
          </table:table-cell>
          <table:table-cell table:style-name="ce528" table:formula="of:=IF(ISBLANK([.C19]);&quot;&quot;;IF([.$X$1];IF([.C19]=[$Données.C192];1;0);&quot;&quot;))">
            <text:p/>
          </table:table-cell>
          <table:table-cell table:style-name="ce535" table:formula="of:=IF(ISBLANK([.D19]);&quot;&quot;;IF([.$X$1];IF([.D19]=[$Données.D192];1;0);&quot;&quot;))">
            <text:p/>
          </table:table-cell>
          <table:table-cell table:style-name="ce541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46"/>
          <table:table-cell table:style-name="ce535" table:formula="of:=IF(ISBLANK([.G19]);&quot;&quot;;IF([.$X$1];IF([.G19]=[$Données.F192];1;0);&quot;&quot;))">
            <text:p/>
          </table:table-cell>
          <table:table-cell table:style-name="ce541" table:formula="of:=IF(ISBLANK([.H19]);&quot;&quot;;IF([.$X$1];IF([.H19]=[$Données.G192];1;0);&quot;&quot;))" table:number-columns-spanned="2" table:number-rows-spanned="1">
            <text:p/>
          </table:table-cell>
          <table:covered-table-cell table:style-name="ce546"/>
          <table:table-cell table:style-name="ce562" table:formula="of:=IF(ISBLANK([.J19]);&quot;&quot;;IF([.$X$1];IF([.J19]=[$Données.H192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68"/>
          <table:table-cell table:style-name="ce570"/>
          <table:table-cell table:style-name="ce571"/>
          <table:table-cell table:number-columns-repeated="1005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525" table:formula="of:=IF(AND([.$X$1];[.$X$2]);[$Données.B192];&quot;&quot;)" office:value-type="string" office:string-value="{" calcext:value-type="string">
            <text:p>{</text:p>
          </table:table-cell>
          <table:table-cell table:style-name="ce529" table:formula="of:=IF(AND([.$X$1];[.$X$2]);[$Données.C192];&quot;&quot;)" office:value-type="float" office:value="-2.5" calcext:value-type="float">
            <text:p>- 5/2 </text:p>
          </table:table-cell>
          <table:table-cell table:style-name="ce536" table:formula="of:=IF(AND([.$X$1];[.$X$2]);[$Données.D192];&quot;&quot;)" office:value-type="string" office:string-value=";" calcext:value-type="string">
            <text:p>;</text:p>
          </table:table-cell>
          <table:table-cell table:style-name="ce542" table:formula="of:=IF(AND([.$X$1];[.$X$2]);[$Données.E192];&quot;&quot;)" office:value-type="float" office:value="-1.4" calcext:value-type="float" table:number-columns-spanned="2" table:number-rows-spanned="1">
            <text:p>- 7/5 </text:p>
          </table:table-cell>
          <table:covered-table-cell table:style-name="ce547"/>
          <table:table-cell table:style-name="ce536" table:formula="of:=IF(AND([.$X$1];[.$X$2]);[$Données.F192];&quot;&quot;)" office:value-type="string" office:string-value=";" calcext:value-type="string">
            <text:p>;</text:p>
          </table:table-cell>
          <table:table-cell table:style-name="ce542" table:formula="of:=IF(AND([.$X$1];[.$X$2]);[$Données.G192];&quot;&quot;)" office:value-type="float" office:value="5.5" calcext:value-type="float" table:number-columns-spanned="2" table:number-rows-spanned="1">
            <text:p>11/2 </text:p>
          </table:table-cell>
          <table:covered-table-cell table:style-name="ce547"/>
          <table:table-cell table:style-name="ce563" table:formula="of:=IF(AND([.$X$1];[.$X$2]);[$Données.H192];&quot;&quot;)" office:value-type="string" office:string-value="}" calcext:value-type="string">
            <text:p>}</text:p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568"/>
          <table:table-cell table:style-name="ce570"/>
          <table:table-cell table:style-name="ce571"/>
          <table:table-cell table:number-columns-repeated="1005"/>
        </table:table-row>
        <table:table-row table:style-name="ro8">
          <table:table-cell table:style-name="ce132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-5x-7)(2x+5)(-2x+11) ≥ 0" calcext:value-type="string" table:number-columns-spanned="11" table:number-rows-spanned="1">
            <text:p>(-5x-7)(2x+5)(-2x+11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526" table:formula="of:=IF(ISBLANK([.B24]);&quot;&quot;;IF([.$X$1];IF([.B24]=[$Données.B200];1;0);&quot;&quot;))">
            <text:p/>
          </table:table-cell>
          <table:table-cell table:style-name="ce530" table:formula="of:=IF(ISBLANK([.C24]);&quot;&quot;;IF([.$X$1];IF([.C24]=[$Données.C200];1;0);&quot;&quot;))">
            <text:p/>
          </table:table-cell>
          <table:table-cell table:style-name="ce530" table:formula="of:=IF(ISBLANK([.D24]);&quot;&quot;;IF([.$X$1];IF([.D24]=[$Données.D200];1;0);&quot;&quot;))">
            <text:p/>
          </table:table-cell>
          <table:table-cell table:style-name="ce543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8"/>
          <table:table-cell table:style-name="ce530" table:formula="of:=IF(ISBLANK([.G24]);&quot;&quot;;IF([.$X$1];IF([.G24]=[$Données.F200];1;0);&quot;&quot;))">
            <text:p/>
          </table:table-cell>
          <table:table-cell table:style-name="ce543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8"/>
          <table:table-cell table:style-name="ce530" table:formula="of:=IF(ISBLANK([.J24]);&quot;&quot;;IF([.$X$1];IF([.J24]=[$Données.H200];1;0);&quot;&quot;))">
            <text:p/>
          </table:table-cell>
          <table:table-cell table:style-name="ce530" table:formula="of:=IF(ISBLANK([.K24]);&quot;&quot;;IF([.$X$1];IF([.K24]=[$Données.I200];1;0);&quot;&quot;))">
            <text:p/>
          </table:table-cell>
          <table:table-cell table:style-name="ce530" table:formula="of:=IF(ISBLANK([.L24]);&quot;&quot;;IF([.$X$1];IF([.L24]=[$Données.J200];1;0);&quot;&quot;))">
            <text:p/>
          </table:table-cell>
          <table:table-cell table:style-name="ce530" table:formula="of:=IF(ISBLANK([.M24]);&quot;&quot;;IF([.$X$1];IF([.M24]=[$Données.K200];1;0);&quot;&quot;))">
            <text:p/>
          </table:table-cell>
          <table:table-cell table:style-name="ce566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527" table:formula="of:=IF(AND([.$X$1];[.$X$2]);[$Données.B201];&quot;&quot;)" office:value-type="string" office:string-value="]" calcext:value-type="string">
            <text:p>]</text:p>
          </table:table-cell>
          <table:table-cell table:style-name="ce533" table:formula="of:=IF(AND([.$X$1];[.$X$2]);[$Données.C201];&quot;&quot;)" office:value-type="float" office:value="-2.5" calcext:value-type="float">
            <text:p>- 5/2 </text:p>
          </table:table-cell>
          <table:table-cell table:style-name="ce537" table:formula="of:=IF(AND([.$X$1];[.$X$2]);[$Données.D201];&quot;&quot;)" office:value-type="string" office:string-value=";" calcext:value-type="string">
            <text:p>;</text:p>
          </table:table-cell>
          <table:table-cell table:style-name="ce545" table:formula="of:=IF(AND([.$X$1];[.$X$2]);[$Données.E201];&quot;&quot;)" office:value-type="float" office:value="-1.4" calcext:value-type="float" table:number-columns-spanned="2" table:number-rows-spanned="1">
            <text:p>- 7/5 </text:p>
          </table:table-cell>
          <table:covered-table-cell table:style-name="ce549"/>
          <table:table-cell table:style-name="ce537" table:formula="of:=IF(AND([.$X$1];[.$X$2]);[$Données.F201];&quot;&quot;)" office:value-type="string" office:string-value="[" calcext:value-type="string">
            <text:p>[</text:p>
          </table:table-cell>
          <table:table-cell table:style-name="ce550" table:formula="of:=IF(AND([.$X$1];[.$X$2]);[$Données.G201];&quot;&quot;)" office:value-type="string" office:string-value="" calcext:value-type="string" table:number-columns-spanned="2" table:number-rows-spanned="1">
            <text:p></text:p>
          </table:table-cell>
          <table:covered-table-cell table:style-name="ce554"/>
          <table:table-cell table:style-name="ce537" table:formula="of:=IF(AND([.$X$1];[.$X$2]);[$Données.H201];&quot;&quot;)" office:value-type="string" office:string-value="]" calcext:value-type="string">
            <text:p>]</text:p>
          </table:table-cell>
          <table:table-cell table:style-name="ce533" table:formula="of:=IF(AND([.$X$1];[.$X$2]);[$Données.I201];&quot;&quot;)" office:value-type="float" office:value="5.5" calcext:value-type="float">
            <text:p>11/2 </text:p>
          </table:table-cell>
          <table:table-cell table:style-name="ce537" table:formula="of:=IF(AND([.$X$1];[.$X$2]);[$Données.J201];&quot;&quot;)" office:value-type="string" office:string-value=";" calcext:value-type="string">
            <text:p>;</text:p>
          </table:table-cell>
          <table:table-cell table:style-name="ce533" table:formula="of:=IF(AND([.$X$1];[.$X$2]);[$Données.K201];&quot;&quot;)" office:value-type="string" office:string-value="+∞" calcext:value-type="string">
            <text:p>+∞</text:p>
          </table:table-cell>
          <table:table-cell table:style-name="ce567" table:formula="of:=IF(AND([.$X$1];[.$X$2]);[$Données.L201];&quot;&quot;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J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J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  <calcext:conditional-format calcext:target-range-address="'Niveau 6'.Q20:'Niveau 6'.Q21">
            <calcext:condition calcext:apply-style-name="VRAI" calcext:value="formula-is(IF([.S19]=0))" calcext:base-cell-address="'Niveau 6'.Q20"/>
            <calcext:condition calcext:apply-style-name="FAUX" calcext:value="formula-is(IF([.S19]=1))" calcext:base-cell-address="'Niveau 6'.Q20"/>
          </calcext:conditional-format>
          <calcext:conditional-format calcext:target-range-address="'Niveau 6'.Q20:'Niveau 6'.Q21">
            <calcext:condition calcext:apply-style-name="FAUX" calcext:value="formula-is(IF([.S19]=1))" calcext:base-cell-address="'Niveau 6'.Q20"/>
            <calcext:condition calcext:apply-style-name="VRAI" calcext:value="formula-is(IF([.S19]=0))" calcext:base-cell-address="'Niveau 6'.Q20"/>
          </calcext:conditional-format>
          <calcext:conditional-format calcext:target-range-address="'Niveau 6'.R20:'Niveau 6'.R21">
            <calcext:condition calcext:apply-style-name="VRAI" calcext:value="formula-is(IF([.T19]=0))" calcext:base-cell-address="'Niveau 6'.R20"/>
            <calcext:condition calcext:apply-style-name="FAUX" calcext:value="formula-is(IF([.T19]=1))" calcext:base-cell-address="'Niveau 6'.R20"/>
          </calcext:conditional-format>
          <calcext:conditional-format calcext:target-range-address="'Niveau 6'.R20:'Niveau 6'.R21">
            <calcext:condition calcext:apply-style-name="FAUX" calcext:value="formula-is(IF([.T19]=1))" calcext:base-cell-address="'Niveau 6'.R20"/>
            <calcext:condition calcext:apply-style-name="VRAI" calcext:value="formula-is(IF([.T19]=0))" calcext:base-cell-address="'Niveau 6'.R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</calcext:conditional-formats>
      </table:table>
      <table:table table:name="Données" table:style-name="ta2" table:protected="true" table:protection-key="0lUbgclvkn3rH3W12I/n2D9dLI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77"/>
        <table:table-column table:style-name="co27" table:default-cell-style-name="ce577"/>
        <table:table-column table:style-name="co28" table:default-cell-style-name="ce577"/>
        <table:table-column table:style-name="co29" table:default-cell-style-name="ce577"/>
        <table:table-column table:style-name="co30" table:default-cell-style-name="ce577"/>
        <table:table-column table:style-name="co31" table:default-cell-style-name="ce577"/>
        <table:table-column table:style-name="co32" table:number-columns-repeated="2" table:default-cell-style-name="ce577"/>
        <table:table-column table:style-name="co33" table:number-columns-repeated="5" table:default-cell-style-name="ce577"/>
        <table:table-column table:style-name="co34" table:default-cell-style-name="ce577"/>
        <table:table-column table:style-name="co35" table:default-cell-style-name="ce577"/>
        <table:table-column table:style-name="co35" table:default-cell-style-name="ce727"/>
        <table:table-column table:style-name="co35" table:number-columns-repeated="5" table:default-cell-style-name="ce577"/>
        <table:table-column table:style-name="co1" table:number-columns-repeated="1003" table:default-cell-style-name="ce577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81"/>
          <table:table-cell table:style-name="ce824"/>
          <table:table-cell table:style-name="ce581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82180" calcext:value-type="float">
            <text:p>782180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7" calcext:value-type="float">
            <text:p>7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06984" calcext:value-type="float">
            <text:p>706984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0" calcext:value-type="float">
            <text:p>10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12037" calcext:value-type="float">
            <text:p>612037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5" calcext:value-type="float">
            <text:p>15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41247" calcext:value-type="float">
            <text:p>14124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8" calcext:value-type="float">
            <text:p>28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80511" calcext:value-type="float">
            <text:p>880511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3" calcext:value-type="float">
            <text:p>3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24309" calcext:value-type="float">
            <text:p>924309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" calcext:value-type="float">
            <text:p>2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55387" calcext:value-type="float">
            <text:p>655387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13" calcext:value-type="float">
            <text:p>13</text:p>
          </table:table-cell>
          <table:table-cell table:style-name="ce668"/>
          <table:table-cell table:style-name="ce583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06965" calcext:value-type="float">
            <text:p>40696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21" calcext:value-type="float">
            <text:p>21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658172" calcext:value-type="float">
            <text:p>658172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2" calcext:value-type="float">
            <text:p>12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45531" calcext:value-type="float">
            <text:p>745531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9" calcext:value-type="float">
            <text:p>9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00820" calcext:value-type="float">
            <text:p>500820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18" calcext:value-type="float">
            <text:p>18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44204" calcext:value-type="float">
            <text:p>244204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23" calcext:value-type="float">
            <text:p>23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16369" calcext:value-type="float">
            <text:p>81636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6" calcext:value-type="float">
            <text:p>6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0501" calcext:value-type="float">
            <text:p>70501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9" calcext:value-type="float">
            <text:p>29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31934" calcext:value-type="float">
            <text:p>831934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5" calcext:value-type="float">
            <text:p>5</text:p>
          </table:table-cell>
          <table:table-cell table:style-name="ce66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0209" calcext:value-type="float">
            <text:p>20209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30" calcext:value-type="float">
            <text:p>30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64071" calcext:value-type="float">
            <text:p>564071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6" calcext:value-type="float">
            <text:p>16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09340" calcext:value-type="float">
            <text:p>509340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7" calcext:value-type="float">
            <text:p>17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93906" calcext:value-type="float">
            <text:p>49390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19" calcext:value-type="float">
            <text:p>19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96514" calcext:value-type="float">
            <text:p>696514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1" calcext:value-type="float">
            <text:p>11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45521" calcext:value-type="float">
            <text:p>845521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4" calcext:value-type="float">
            <text:p>4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25963" calcext:value-type="float">
            <text:p>42596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0" calcext:value-type="float">
            <text:p>20</text:p>
          </table:table-cell>
          <table:table-cell table:style-name="ce668"/>
          <table:table-cell/>
          <table:table-cell table:style-name="ce583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932006" calcext:value-type="float">
            <text:p>932006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1" calcext:value-type="float">
            <text:p>1</text:p>
          </table:table-cell>
          <table:table-cell table:style-name="ce668"/>
          <table:table-cell/>
          <table:table-cell table:style-name="ce583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154293" calcext:value-type="float">
            <text:p>154293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27" calcext:value-type="float">
            <text:p>27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03737" calcext:value-type="float">
            <text:p>203737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5" calcext:value-type="float">
            <text:p>25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28129" calcext:value-type="float">
            <text:p>328129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22" calcext:value-type="float">
            <text:p>22</text:p>
          </table:table-cell>
          <table:table-cell table:style-name="ce668"/>
          <table:table-cell/>
          <table:table-cell table:style-name="ce583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25930" calcext:value-type="float">
            <text:p>225930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4" calcext:value-type="float">
            <text:p>24</text:p>
          </table:table-cell>
          <table:table-cell table:style-name="ce668"/>
          <table:table-cell table:number-columns-repeated="5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54313" calcext:value-type="float">
            <text:p>754313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8" calcext:value-type="float">
            <text:p>8</text:p>
          </table:table-cell>
          <table:table-cell table:style-name="ce668"/>
          <table:table-cell table:number-columns-repeated="5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73298" calcext:value-type="float">
            <text:p>173298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6" calcext:value-type="float">
            <text:p>26</text:p>
          </table:table-cell>
          <table:table-cell table:style-name="ce668"/>
          <table:table-cell table:number-columns-repeated="5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44949" calcext:value-type="float">
            <text:p>644949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14" calcext:value-type="float">
            <text:p>14</text:p>
          </table:table-cell>
          <table:table-cell table:style-name="ce668"/>
          <table:table-cell table:number-columns-repeated="5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83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27" table:number-columns-repeated="5"/>
          <table:table-cell table:style-name="ce795" table:number-columns-repeated="2"/>
          <table:table-cell table:style-name="ce727" table:number-columns-repeated="1001"/>
        </table:table-row>
        <table:table-row table:style-name="ro3">
          <table:table-cell table:style-name="ce581"/>
          <table:table-cell table:style-name="ce600" office:value-type="string" calcext:value-type="string">
            <text:p>a₁</text:p>
          </table:table-cell>
          <table:table-cell table:style-name="ce600" office:value-type="string" calcext:value-type="string">
            <text:p>b₁</text:p>
          </table:table-cell>
          <table:table-cell table:style-name="ce667" office:value-type="string" calcext:value-type="string">
            <text:p>Facteur 1</text:p>
          </table:table-cell>
          <table:table-cell table:style-name="ce600" office:value-type="string" calcext:value-type="string">
            <text:p>rac 1</text:p>
          </table:table-cell>
          <table:table-cell table:style-name="ce66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83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35"/>
          <table:table-cell table:number-columns-repeated="9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-7" calcext:value-type="float">
            <text:p>-7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7)" calcext:value-type="string">
            <text:p>(-x-7)</text:p>
          </table:table-cell>
          <table:table-cell table:style-name="ce722" table:formula="of:=-[.C38]/[.B38]" office:value-type="float" office:value="-7" calcext:value-type="float">
            <text:p>-7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83"/>
          <table:table-cell table:style-name="ce722" table:formula="of:=MIN([.E38];[.E40])" office:value-type="float" office:value="-10" calcext:value-type="float">
            <text:p>-10</text:p>
          </table:table-cell>
          <table:table-cell table:style-name="ce722" table:formula="of:=MAX([.E38];[.E40])" office:value-type="float" office:value="-7" calcext:value-type="float">
            <text:p>-7</text:p>
          </table:table-cell>
          <table:table-cell table:style-name="ce735"/>
          <table:table-cell table:number-columns-repeated="9"/>
          <table:table-cell table:style-name="ce583"/>
          <table:table-cell table:number-columns-repeated="1002"/>
        </table:table-row>
        <table:table-row table:style-name="ro3">
          <table:table-cell/>
          <table:table-cell table:style-name="ce600" office:value-type="string" calcext:value-type="string">
            <text:p>a₂</text:p>
          </table:table-cell>
          <table:table-cell table:style-name="ce600" office:value-type="string" calcext:value-type="string">
            <text:p>b₂</text:p>
          </table:table-cell>
          <table:table-cell table:style-name="ce667" office:value-type="string" calcext:value-type="string">
            <text:p>Facteur 2</text:p>
          </table:table-cell>
          <table:table-cell table:style-name="ce600" office:value-type="string" calcext:value-type="string">
            <text:p>rac 2</text:p>
          </table:table-cell>
          <table:table-cell table:style-name="ce667" office:value-type="string" calcext:value-type="string" table:number-columns-spanned="3" table:number-rows-spanned="1">
            <text:p>Signes</text:p>
          </table:table-cell>
          <table:covered-table-cell table:number-columns-repeated="2" table:style-name="ce600"/>
          <table:table-cell table:style-name="ce583"/>
          <table:table-cell table:style-name="ce600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"/>
          <table:table-cell table:style-name="ce583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4];[.$B$3:.$N$32];1)" office:value-type="float" office:value="-10" calcext:value-type="float">
            <text:p>-10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-10)" calcext:value-type="string">
            <text:p>(-x-10)</text:p>
          </table:table-cell>
          <table:table-cell table:style-name="ce722" table:formula="of:=-[.C40]/[.B40]" office:value-type="float" office:value="-10" calcext:value-type="float">
            <text:p>-10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583" table:number-columns-repeated="2"/>
          <table:table-cell table:number-columns-repeated="11"/>
          <table:table-cell table:style-name="ce583"/>
          <table:table-cell table:number-columns-repeated="1002"/>
        </table:table-row>
        <table:table-row table:style-name="ro3">
          <table:table-cell table:style-name="ce583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83"/>
          <table:covered-table-cell table:style-name="ce803"/>
          <table:covered-table-cell table:number-columns-repeated="3"/>
          <table:table-cell table:style-name="ce583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7" table:formula="of:=[.J38]" office:value-type="float" office:value="-10" calcext:value-type="float" table:number-columns-spanned="2" table:number-rows-spanned="1">
            <text:p>-10</text:p>
          </table:table-cell>
          <table:covered-table-cell table:style-name="ce607" table:formula="of:=#REF!" office:value-type="string" office:string-value="" calcext:value-type="error">
            <text:p>#RÉF !</text:p>
          </table:covered-table-cell>
          <table:table-cell table:style-name="ce607"/>
          <table:table-cell table:style-name="ce607" table:formula="of:=[.K38]" office:value-type="float" office:value="-7" calcext:value-type="float" table:number-columns-spanned="2" table:number-rows-spanned="1">
            <text:p>-7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83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-7)" calcext:value-type="string">
            <text:p>Signe de (-x-7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07" table:formula="of:=IF([.K39]=1;IF([.E38]=[.J38];0;&quot;&quot;);IF([.E40]=[.J38];0;&quot;&quot;))" table:number-columns-spanned="2" table:number-rows-spanned="1">
            <text:p/>
          </table:table-cell>
          <table:covered-table-cell table:style-name="ce607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07" table:formula="of:=IF([.K39]=1;[.G38];[.G40])" office:value-type="string" office:string-value="+" calcext:value-type="string">
            <text:p>+</text:p>
          </table:table-cell>
          <table:table-cell table:style-name="ce607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83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-x-10)" calcext:value-type="string">
            <text:p>Signe de (-x-10)</text:p>
          </table:table-cell>
          <table:table-cell table:style-name="ce729" table:formula="of:=IF([.K39]=2;[.F38];[.F40])" office:value-type="string" office:string-value="+" calcext:value-type="string">
            <text:p>+</text:p>
          </table:table-cell>
          <table:table-cell table:style-name="ce607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7" table:formula="of:=IF([.K39]=2;[.G38];[.G40])" office:value-type="string" office:string-value="-" calcext:value-type="string">
            <text:p>-</text:p>
          </table:table-cell>
          <table:table-cell table:style-name="ce607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-" calcext:value-type="string">
            <text:p>-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83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-7)(-x-10)" calcext:value-type="string">
            <text:p>Signe de (-x-7)(-x-10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0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0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83"/>
          <table:table-cell table:number-columns-repeated="1009"/>
        </table:table-row>
        <table:table-row table:style-name="ro3">
          <table:table-cell table:style-name="ce583" table:number-columns-repeated="14"/>
          <table:table-cell table:number-columns-repeated="1010"/>
        </table:table-row>
        <table:table-row table:style-name="ro3">
          <table:table-cell table:style-name="ce589" office:value-type="string" calcext:value-type="string" table:number-columns-spanned="2" table:number-rows-spanned="1">
            <text:p>Ensemble solution de l’équation :</text:p>
          </table:table-cell>
          <table:covered-table-cell table:style-name="ce583"/>
          <table:table-cell table:style-name="ce642" table:formula="of:=COM.MICROSOFT.CONCAT([.D38];[.D40];&quot; = 0&quot;)" office:value-type="string" office:string-value="(-x-7)(-x-10) = 0" calcext:value-type="string" table:number-columns-spanned="4" table:number-rows-spanned="1">
            <text:p>(-x-7)(-x-10) = 0</text:p>
          </table:table-cell>
          <table:covered-table-cell table:number-columns-repeated="3" table:style-name="ce583"/>
          <table:table-cell table:style-name="ce771" office:value-type="string" calcext:value-type="string">
            <text:p>Pts</text:p>
          </table:table-cell>
          <table:table-cell table:style-name="ce583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0" calcext:value-type="float">
            <text:p>-10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-7" calcext:value-type="float">
            <text:p>-7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3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3"/>
          <table:table-cell table:style-name="ce60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4" office:value-type="string" calcext:value-type="string" table:number-columns-spanned="2" table:number-rows-spanned="1">
            <text:p>Choix inéqua</text:p>
          </table:table-cell>
          <table:covered-table-cell table:style-name="ce60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3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8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$F$52]=1;&quot;≥&quot;;IF([.$F$52]=2;&quot;&gt;&quot;;IF([.$F$52]=3;&quot;≤&quot;;&quot;&lt;&quot;)))" office:value-type="string" office:string-value="≤" calcext:value-type="string">
            <text:p>≤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83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8"/>
          <table:table-cell table:style-name="ce795" table:number-columns-repeated="6"/>
          <table:table-cell table:style-name="ce583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68"/>
          <table:table-cell table:style-name="ce795" table:number-columns-repeated="6"/>
          <table:table-cell table:style-name="ce583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68"/>
          <table:table-cell table:style-name="ce795" table:number-columns-repeated="6"/>
          <table:table-cell table:style-name="ce583"/>
          <table:table-cell table:number-columns-repeated="1009"/>
        </table:table-row>
        <table:table-row table:style-name="ro3">
          <table:table-cell table:style-name="ce589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-7)(-x-10) ≤ 0" calcext:value-type="string" table:number-columns-spanned="5" table:number-rows-spanned="1">
            <text:p>(-x-7)(-x-10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3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7" table:formula="of:=IF(OR([.F52]=2;[.F52]=4;[.H52]=2);&quot;]&quot;;&quot;[&quot;)" office:value-type="string" office:string-value="[" calcext:value-type="string">
            <text:p>[</text:p>
          </table:table-cell>
          <table:table-cell table:style-name="ce607" table:formula="of:=IF([.H52]=2;&quot;-infini&quot;;[.C43])" office:value-type="float" office:value="-10" calcext:value-type="float">
            <text:p>-10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7" calcext:value-type="float">
            <text:p>-7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607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607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83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[" calcext:value-type="string">
            <text:p>[</text:p>
          </table:table-cell>
          <table:table-cell table:style-name="ce749" table:formula="of:=IF([.H52]=2;[.B43];[.C43])" office:value-type="float" office:value="-10" calcext:value-type="float">
            <text:p>-10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7" calcext:value-type="float">
            <text:p>-7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583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83" table:number-columns-repeated="7"/>
          <table:table-cell table:number-columns-repeated="1009"/>
        </table:table-row>
        <table:table-row table:style-name="ro3">
          <table:table-cell table:style-name="ce59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1"/>
          <table:covered-table-cell table:number-columns-repeated="5" table:style-name="ce6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83"/>
          <table:table-cell table:number-columns-repeated="1009"/>
        </table:table-row>
        <table:table-row table:style-name="ro3">
          <table:table-cell table:style-name="ce718" table:formula="of:=[.C48]" office:value-type="string" office:string-value="(-x-7)(-x-10) = 0" calcext:value-type="string">
            <text:p>(-x-7)(-x-10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8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83"/>
          <table:table-cell table:number-columns-repeated="1009"/>
        </table:table-row>
        <table:table-row table:style-name="ro3">
          <table:table-cell table:style-name="ce719" table:formula="of:=[.H56]" office:value-type="string" office:string-value="(-x-7)(-x-10) ≤ 0" calcext:value-type="string">
            <text:p>(-x-7)(-x-10) ≤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83" table:number-columns-repeated="2"/>
          <table:table-cell table:number-columns-repeated="1009"/>
        </table:table-row>
        <table:table-row table:style-name="ro3">
          <table:table-cell table:style-name="ce596" table:number-columns-repeated="12"/>
          <table:table-cell table:style-name="ce735"/>
          <table:table-cell table:style-name="ce795"/>
          <table:table-cell table:style-name="ce583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83" table:number-columns-repeated="2"/>
          <table:table-cell table:number-columns-repeated="1001"/>
        </table:table-row>
        <table:table-row table:style-name="ro3">
          <table:table-cell table:style-name="ce596"/>
          <table:table-cell table:style-name="ce739"/>
          <table:table-cell table:style-name="ce596"/>
          <table:table-cell table:style-name="ce668" table:number-columns-repeated="2"/>
          <table:table-cell table:style-name="ce596"/>
          <table:table-cell table:style-name="ce668"/>
          <table:table-cell table:style-name="ce785"/>
          <table:table-cell table:style-name="ce668" table:number-columns-repeated="5"/>
          <table:table-cell table:style-name="ce735"/>
          <table:table-cell table:number-columns-repeated="1010"/>
        </table:table-row>
        <table:table-row table:style-name="ro3">
          <table:table-cell table:style-name="ce581"/>
          <table:table-cell table:style-name="ce600" office:value-type="string" calcext:value-type="string">
            <text:p>a₁</text:p>
          </table:table-cell>
          <table:table-cell table:style-name="ce600" office:value-type="string" calcext:value-type="string">
            <text:p>b₁</text:p>
          </table:table-cell>
          <table:table-cell table:style-name="ce667" office:value-type="string" calcext:value-type="string">
            <text:p>Facteur 1</text:p>
          </table:table-cell>
          <table:table-cell table:style-name="ce600" office:value-type="string" calcext:value-type="string">
            <text:p>rac 1</text:p>
          </table:table-cell>
          <table:table-cell table:style-name="ce66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83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35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15" calcext:value-type="float">
            <text:p>15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+15)" calcext:value-type="string">
            <text:p>(x+15)</text:p>
          </table:table-cell>
          <table:table-cell table:style-name="ce722" table:formula="of:=-[.C67]/[.B67]" office:value-type="float" office:value="-15" calcext:value-type="float">
            <text:p>-15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83"/>
          <table:table-cell table:style-name="ce722" table:formula="of:=MIN([.E67];[.E69])" office:value-type="float" office:value="-15" calcext:value-type="float">
            <text:p>-15</text:p>
          </table:table-cell>
          <table:table-cell table:style-name="ce722" table:formula="of:=MAX([.E67];[.E69])" office:value-type="float" office:value="28" calcext:value-type="float">
            <text:p>28</text:p>
          </table:table-cell>
          <table:table-cell table:style-name="ce735"/>
          <table:table-cell table:number-columns-repeated="1012"/>
        </table:table-row>
        <table:table-row table:style-name="ro3">
          <table:table-cell/>
          <table:table-cell table:style-name="ce600" office:value-type="string" calcext:value-type="string">
            <text:p>a₂</text:p>
          </table:table-cell>
          <table:table-cell table:style-name="ce600" office:value-type="string" calcext:value-type="string">
            <text:p>b₂</text:p>
          </table:table-cell>
          <table:table-cell table:style-name="ce667" office:value-type="string" calcext:value-type="string">
            <text:p>Facteur 2</text:p>
          </table:table-cell>
          <table:table-cell table:style-name="ce600" office:value-type="string" calcext:value-type="string">
            <text:p>rac 2</text:p>
          </table:table-cell>
          <table:table-cell table:style-name="ce667" office:value-type="string" calcext:value-type="string" table:number-columns-spanned="3" table:number-rows-spanned="1">
            <text:p>Signes</text:p>
          </table:table-cell>
          <table:covered-table-cell table:number-columns-repeated="2" table:style-name="ce600"/>
          <table:table-cell table:style-name="ce583"/>
          <table:table-cell table:style-name="ce600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6];[.$B$3:.$N$32];1)" office:value-type="float" office:value="28" calcext:value-type="float">
            <text:p>2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8)" calcext:value-type="string">
            <text:p>(-x+28)</text:p>
          </table:table-cell>
          <table:table-cell table:style-name="ce722" table:formula="of:=-[.C69]/[.B69]" office:value-type="float" office:value="28" calcext:value-type="float">
            <text:p>28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583" table:number-columns-repeated="2"/>
          <table:table-cell table:style-name="ce727"/>
          <table:table-cell table:number-columns-repeated="1013"/>
        </table:table-row>
        <table:table-row table:style-name="ro3">
          <table:table-cell/>
          <table:table-cell table:style-name="ce583" table:number-columns-repeated="2"/>
          <table:table-cell table:number-columns-repeated="5"/>
          <table:table-cell table:style-name="ce583" table:number-columns-repeated="2"/>
          <table:table-cell table:style-name="ce727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83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7" table:formula="of:=[.J67]" office:value-type="float" office:value="-15" calcext:value-type="float" table:number-columns-spanned="2" table:number-rows-spanned="1">
            <text:p>-15</text:p>
          </table:table-cell>
          <table:covered-table-cell table:style-name="ce607" table:formula="of:=#REF!" office:value-type="string" office:string-value="" calcext:value-type="error">
            <text:p>#RÉF !</text:p>
          </table:covered-table-cell>
          <table:table-cell table:style-name="ce607"/>
          <table:table-cell table:style-name="ce607" table:formula="of:=[.K67]" office:value-type="float" office:value="28" calcext:value-type="float" table:number-columns-spanned="2" table:number-rows-spanned="1">
            <text:p>28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+15)" calcext:value-type="string">
            <text:p>(x+15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07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607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07" table:formula="of:=[.G67]" office:value-type="string" office:string-value="+" calcext:value-type="string">
            <text:p>+</text:p>
          </table:table-cell>
          <table:table-cell table:style-name="ce607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-x+28)" calcext:value-type="string">
            <text:p>(-x+28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607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607" table:formula="of:=[.G69]" office:value-type="string" office:string-value="+" calcext:value-type="string">
            <text:p>+</text:p>
          </table:table-cell>
          <table:table-cell table:style-name="ce607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+15) / (-x+28)" calcext:value-type="string">
            <text:p>Signe de (x+15) / (-x+2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607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607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596"/>
          <table:table-cell table:style-name="ce739"/>
          <table:table-cell table:style-name="ce596"/>
          <table:table-cell table:style-name="ce668" table:number-columns-repeated="2"/>
          <table:table-cell table:style-name="ce596"/>
          <table:table-cell table:style-name="ce668"/>
          <table:table-cell table:style-name="ce785"/>
          <table:table-cell table:style-name="ce668" table:number-columns-repeated="5"/>
          <table:table-cell table:style-name="ce735"/>
          <table:table-cell table:number-columns-repeated="1010"/>
        </table:table-row>
        <table:table-row table:style-name="ro3">
          <table:table-cell table:style-name="ce589" office:value-type="string" calcext:value-type="string" table:number-columns-spanned="2" table:number-rows-spanned="1">
            <text:p>Ensemble solution de l’équation :</text:p>
          </table:table-cell>
          <table:covered-table-cell table:style-name="ce583"/>
          <table:table-cell table:style-name="ce642" table:formula="of:=COM.MICROSOFT.CONCAT([.A73];&quot; / &quot;;[.A74];&quot; = 0&quot;)" office:value-type="string" office:string-value="(x+15) / (-x+28) = 0" calcext:value-type="string" table:number-columns-spanned="4" table:number-rows-spanned="1">
            <text:p>(x+15) / (-x+28) = 0</text:p>
          </table:table-cell>
          <table:covered-table-cell table:number-columns-repeated="3" table:style-name="ce583"/>
          <table:table-cell table:style-name="ce771" office:value-type="string" calcext:value-type="string">
            <text:p>Pts</text:p>
          </table:table-cell>
          <table:table-cell table:style-name="ce583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67]" office:value-type="float" office:value="-15" calcext:value-type="float">
            <text:p>-15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3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3"/>
          <table:table-cell table:style-name="ce60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4" office:value-type="string" calcext:value-type="string" table:number-columns-spanned="2" table:number-rows-spanned="1">
            <text:p>Choix inéqua</text:p>
          </table:table-cell>
          <table:covered-table-cell table:style-name="ce60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3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8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81]=1;&quot;≥&quot;;IF([.$F81]=2;&quot;&gt;&quot;;IF([.F81]=3;&quot;≤&quot;;&quot;&lt;&quot;)))" office:value-type="string" office:string-value="≤" calcext:value-type="string">
            <text:p>≤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3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66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6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9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+15) / (-x+28) ≤ 0" calcext:value-type="string" table:number-columns-spanned="5" table:number-rows-spanned="1">
            <text:p>(x+15) / (-x+28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3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7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07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-15" calcext:value-type="float">
            <text:p>-15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07" table:formula="of:=IF([.H81]=1;&quot;&quot;;[.F72])" office:value-type="float" office:value="28" calcext:value-type="float">
            <text:p>28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07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3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-15" calcext:value-type="float">
            <text:p>-15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28" calcext:value-type="float">
            <text:p>28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83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83" table:number-columns-repeated="6"/>
          <table:table-cell table:number-columns-repeated="1010"/>
        </table:table-row>
        <table:table-row table:style-name="ro3">
          <table:table-cell table:style-name="ce59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1"/>
          <table:covered-table-cell table:number-columns-repeated="5" table:style-name="ce6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+15) / (-x+28) = 0" calcext:value-type="string">
            <text:p>(x+15) / (-x+2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8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+15) / (-x+28) ≤ 0" calcext:value-type="string">
            <text:p>(x+15) / (-x+28) ≤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83"/>
          <table:table-cell table:number-columns-repeated="1010"/>
        </table:table-row>
        <table:table-row table:style-name="ro3">
          <table:table-cell table:style-name="ce596"/>
          <table:table-cell table:style-name="ce739"/>
          <table:table-cell table:style-name="ce596"/>
          <table:table-cell table:style-name="ce668" table:number-columns-repeated="2"/>
          <table:table-cell table:style-name="ce596"/>
          <table:table-cell table:style-name="ce668"/>
          <table:table-cell table:style-name="ce785"/>
          <table:table-cell table:style-name="ce668" table:number-columns-repeated="5"/>
          <table:table-cell table:style-name="ce735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1/4" calcext:value-type="string">
            <text:p>1/4</text:p>
          </table:table-cell>
          <table:table-cell table:style-name="ce752" table:formula="of:=VLOOKUP([.O3];[.$B$3:.$N$32];10)" office:value-type="float" office:value="0.25" calcext:value-type="float">
            <text:p>0,25</text:p>
          </table:table-cell>
          <table:table-cell table:style-name="ce752" table:formula="of:=IF([.D96]&lt;[.D97];VLOOKUP([.O3];[.$B$3:.$N$32];13);VLOOKUP([.O4];[.$B$3:.$N$32];13))" office:value-type="string" office:string-value="1/4" calcext:value-type="string">
            <text:p>1/4</text:p>
          </table:table-cell>
          <table:table-cell table:style-name="ce752" table:formula="of:=MIN([.D96:.D97])" office:value-type="float" office:value="0.25" calcext:value-type="float">
            <text:p>0,25</text:p>
          </table:table-cell>
          <table:table-cell table:style-name="ce747" table:formula="of:=VLOOKUP([.O3];[.$B$3:.$N$32];4)" office:value-type="string" office:string-value="(-4x+1)" calcext:value-type="string">
            <text:p>(-4x+1)</text:p>
          </table:table-cell>
          <table:table-cell table:style-name="ce786" table:formula="of:=VLOOKUP([.O4];[.$B$3:.$N$32];4)" office:value-type="string" office:string-value="(-3x+5)" calcext:value-type="string">
            <text:p>(-3x+5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5/3" calcext:value-type="string">
            <text:p>5/3</text:p>
          </table:table-cell>
          <table:table-cell table:style-name="ce752" table:formula="of:=VLOOKUP([.O4];[.$B$3:.$N$32];10)" office:value-type="float" office:value="1.66666666666667" calcext:value-type="float">
            <text:p>1,66666666666667</text:p>
          </table:table-cell>
          <table:table-cell table:style-name="ce752" table:formula="of:=IF([.D96]&lt;[.D97];VLOOKUP([.O4];[.$B$3:.$N$32];13);VLOOKUP([.O3];[.$B$3:.$N$32];13))" office:value-type="string" office:string-value="5/3" calcext:value-type="string">
            <text:p>5/3</text:p>
          </table:table-cell>
          <table:table-cell table:style-name="ce752" table:formula="of:=MAX([.D96:.D97])" office:value-type="float" office:value="1.66666666666667" calcext:value-type="float">
            <text:p>1,66666666666667</text:p>
          </table:table-cell>
          <table:table-cell table:number-columns-repeated="1018"/>
        </table:table-row>
        <table:table-row table:style-name="ro5">
          <table:table-cell table:style-name="ce583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83"/>
          <table:covered-table-cell table:style-name="ce803"/>
          <table:covered-table-cell table:number-columns-repeated="3"/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5/3" calcext:value-type="string" table:number-columns-spanned="2" table:number-rows-spanned="1">
            <text:p>5/3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83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712" table:formula="of:=COM.MICROSOFT.CONCAT(&quot;Signe de &quot;;[.G96])" office:value-type="string" office:string-value="Signe de (-4x+1)" calcext:value-type="string">
            <text:p>Signe de (-4x+1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57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712" table:formula="of:=COM.MICROSOFT.CONCAT(&quot;Signe de &quot;;[.H96])" office:value-type="string" office:string-value="Signe de (-3x+5)" calcext:value-type="string">
            <text:p>Signe de (-3x+5)</text:p>
          </table:table-cell>
          <table:table-cell table:style-name="ce741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57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88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712" table:formula="of:=COM.MICROSOFT.CONCAT(&quot;Signe de &quot;;[.G96];[.H96])" office:value-type="string" office:string-value="Signe de (-4x+1)(-3x+5)" calcext:value-type="string">
            <text:p>Signe de (-4x+1)(-3x+5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0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7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0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583" table:number-columns-repeated="14"/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589" office:value-type="string" calcext:value-type="string" table:number-columns-spanned="2" table:number-rows-spanned="1">
            <text:p>Ensemble solution de l’équation :</text:p>
          </table:table-cell>
          <table:covered-table-cell table:style-name="ce583"/>
          <table:table-cell table:style-name="ce642" table:formula="of:=COM.MICROSOFT.CONCAT([.G96];[.H96];&quot; = 0&quot;)" office:value-type="string" office:string-value="(-4x+1)(-3x+5) = 0" calcext:value-type="string" table:number-columns-spanned="4" table:number-rows-spanned="1">
            <text:p>(-4x+1)(-3x+5) = 0</text:p>
          </table:table-cell>
          <table:covered-table-cell table:number-columns-repeated="3" table:style-name="ce583"/>
          <table:table-cell table:style-name="ce771" office:value-type="string" calcext:value-type="string">
            <text:p>Pts</text:p>
          </table:table-cell>
          <table:table-cell table:style-name="ce583" table:number-columns-repeated="7"/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0.25" calcext:value-type="float">
            <text:p><text:s/>1/4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1.66666666666667" calcext:value-type="float">
            <text:p><text:s/>5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583" table:number-columns-repeated="6"/>
          <table:table-cell table:style-name="ce772" table:number-columns-repeated="2"/>
          <table:table-cell table:style-name="ce795" table:number-columns-repeated="6"/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583"/>
          <table:table-cell table:style-name="ce60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4" office:value-type="string" calcext:value-type="string" table:number-columns-spanned="2" table:number-rows-spanned="1">
            <text:p>Choix inéqua</text:p>
          </table:table-cell>
          <table:covered-table-cell table:style-name="ce60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3"/>
          <table:table-cell table:style-name="ce795" table:number-columns-repeated="4"/>
          <table:table-cell table:style-name="ce727"/>
          <table:table-cell table:style-name="ce577"/>
          <table:table-cell table:number-columns-repeated="1007"/>
          <table:table-cell table:style-name="ce583"/>
        </table:table-row>
        <table:table-row table:style-name="ro3">
          <table:table-cell table:style-name="ce58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09]=1;&quot;≥&quot;;IF([.F109]=2;&quot;&gt;&quot;;IF([.F109]=3;&quot;≤&quot;;&quot;&lt;&quot;)))" office:value-type="string" office:string-value="&gt;" calcext:value-type="string">
            <text:p>&gt;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8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68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8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4x+1)(-3x+5) &gt; 0" calcext:value-type="string" table:number-columns-spanned="5" table:number-rows-spanned="1">
            <text:p>(-4x+1)(-3x+5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3" table:number-columns-repeated="2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7" table:formula="of:=IF(OR([.F109]=2;[.F109]=4;[.H109]=2);&quot;]&quot;;&quot;[&quot;)" office:value-type="string" office:string-value="]" calcext:value-type="string">
            <text:p>]</text:p>
          </table:table-cell>
          <table:table-cell table:style-name="ce607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0.25" calcext:value-type="float">
            <text:p>0,25</text:p>
          </table:table-cell>
          <table:table-cell table:style-name="ce731" table:formula="of:=IF(OR([.F109]=2;[.F109]=4);&quot;[&quot;;&quot;]&quot;)" office:value-type="string" office:string-value="[" calcext:value-type="string">
            <text:p>[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607" table:formula="of:=IF([.H109]=1;&quot;&quot;;[.F97])" office:value-type="float" office:value="1.66666666666667" calcext:value-type="float">
            <text:p>1,66666666666667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07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0.25" calcext:value-type="float">
            <text:p><text:s/>1/4 </text:p>
          </table:table-cell>
          <table:table-cell table:style-name="ce736" table:formula="of:=[.F114]" office:value-type="string" office:string-value="[" calcext:value-type="string">
            <text:p>[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]" calcext:value-type="string">
            <text:p>]</text:p>
          </table:table-cell>
          <table:table-cell table:style-name="ce756" table:formula="of:=[.I114]" office:value-type="float" office:value="1.66666666666667" calcext:value-type="float">
            <text:p><text:s/>5/3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83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1"/>
          <table:covered-table-cell table:number-columns-repeated="5" table:style-name="ce6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-4x+1)(-3x+5) = 0" calcext:value-type="string">
            <text:p>(-4x+1)(-3x+5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89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-4x+1)(-3x+5) &gt; 0" calcext:value-type="string">
            <text:p>(-4x+1)(-3x+5) &gt;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596"/>
          <table:table-cell table:style-name="ce668"/>
          <table:table-cell table:style-name="ce596" table:number-columns-repeated="2"/>
          <table:table-cell table:style-name="ce668"/>
          <table:table-cell table:style-name="ce695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23"/>
          <table:covered-table-cell table:style-name="ce596"/>
          <table:covered-table-cell table:style-name="ce668"/>
          <table:covered-table-cell table:number-columns-repeated="2" table:style-name="ce596"/>
          <table:covered-table-cell table:style-name="ce668"/>
          <table:covered-table-cell table:style-name="ce695"/>
          <table:covered-table-cell table:number-columns-repeated="5" table:style-name="ce668"/>
          <table:covered-table-cell table:style-name="ce735"/>
          <table:covered-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596"/>
          <table:table-cell table:style-name="ce668"/>
          <table:table-cell table:style-name="ce596" table:number-columns-repeated="2"/>
          <table:table-cell table:style-name="ce668"/>
          <table:table-cell table:style-name="ce695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752" table:formula="of:=VLOOKUP([.$O$5];[.$B$3:.$N$32];13)" office:value-type="string" office:string-value="7/5" calcext:value-type="string">
            <text:p>7/5</text:p>
          </table:table-cell>
          <table:table-cell table:style-name="ce752" table:formula="of:=VLOOKUP([.$O$5];[.$B$3:.$N$32];10)" office:value-type="float" office:value="1.4" calcext:value-type="float">
            <text:p>1,4</text:p>
          </table:table-cell>
          <table:table-cell table:style-name="ce752" table:formula="of:=IF([.D124]&lt;[.D125];VLOOKUP([.$O$5];[.$B$3:.$N$32];13);VLOOKUP([.$O$6];[.$B$3:.$N$32];13))" office:value-type="string" office:string-value="-4/3" calcext:value-type="string">
            <text:p>-4/3</text:p>
          </table:table-cell>
          <table:table-cell table:style-name="ce752" table:formula="of:=MIN([.D124:.D125])" office:value-type="float" office:value="-1.33333333333333" calcext:value-type="float">
            <text:p>-1,33333333333333</text:p>
          </table:table-cell>
          <table:table-cell table:style-name="ce747" table:formula="of:=VLOOKUP([.O5];[.$B$3:.$N$32];4)" office:value-type="string" office:string-value="(5x-7)" calcext:value-type="string">
            <text:p>(5x-7)</text:p>
          </table:table-cell>
          <table:table-cell table:style-name="ce786" table:formula="of:=VLOOKUP([.O6];[.$B$3:.$N$32];4)" office:value-type="string" office:string-value="(3x+4)" calcext:value-type="string">
            <text:p>(3x+4)</text:p>
          </table:table-cell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752" table:formula="of:=VLOOKUP([.$O$6];[.$B$3:.$N$32];13)" office:value-type="string" office:string-value="-4/3" calcext:value-type="string">
            <text:p>-4/3</text:p>
          </table:table-cell>
          <table:table-cell table:style-name="ce752" table:formula="of:=VLOOKUP([.$O$6];[.$B$3:.$N$32];10)" office:value-type="float" office:value="-1.33333333333333" calcext:value-type="float">
            <text:p>-1,33333333333333</text:p>
          </table:table-cell>
          <table:table-cell table:style-name="ce752" table:formula="of:=IF([.D124]&lt;[.D125];VLOOKUP([.$O$6];[.$B$3:.$N$32];13);VLOOKUP([.$O$5];[.$B$3:.$N$32];13))" office:value-type="string" office:string-value="7/5" calcext:value-type="string">
            <text:p>7/5</text:p>
          </table:table-cell>
          <table:table-cell table:style-name="ce752" table:formula="of:=MAX([.D124:.D125])" office:value-type="float" office:value="1.4" calcext:value-type="float">
            <text:p>1,4</text:p>
          </table:table-cell>
          <table:table-cell table:style-name="ce776" table:number-columns-repeated="2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596"/>
          <table:table-cell table:style-name="ce668"/>
          <table:table-cell table:style-name="ce596" table:number-columns-repeated="2"/>
          <table:table-cell table:style-name="ce668"/>
          <table:table-cell table:style-name="ce695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593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4/3" calcext:value-type="string" table:number-columns-spanned="2" table:number-rows-spanned="1">
            <text:p>-4/3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7/5" calcext:value-type="string" table:number-columns-spanned="2" table:number-rows-spanned="1">
            <text:p>7/5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5x-7)" calcext:value-type="string">
            <text:p>Signe de (5x-7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57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5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3x+4)" calcext:value-type="string">
            <text:p>Signe de (3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657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7" table:formula="of:=IF([.E125]=[.C125];0;&quot;&quot;)" table:number-columns-spanned="2" table:number-rows-spanned="1">
            <text:p/>
          </table:table-cell>
          <table:covered-table-cell table:style-name="ce657"/>
          <table:table-cell table:style-name="ce791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5x-7) / (3x+4)" calcext:value-type="string">
            <text:p>Signe de (5x-7) / (3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607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07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607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596"/>
          <table:table-cell table:style-name="ce668"/>
          <table:table-cell table:style-name="ce596" table:number-columns-repeated="2"/>
          <table:table-cell table:style-name="ce668"/>
          <table:table-cell table:style-name="ce695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2" table:number-rows-spanned="1">
            <text:p>Ensemble solution de l’équation :</text:p>
          </table:table-cell>
          <table:covered-table-cell table:style-name="ce583"/>
          <table:table-cell table:style-name="ce642" table:formula="of:=COM.MICROSOFT.CONCAT([.G124];&quot; / &quot;;[.H124];&quot; = 0&quot;)" office:value-type="string" office:string-value="(5x-7) / (3x+4) = 0" calcext:value-type="string" table:number-columns-spanned="4" table:number-rows-spanned="1">
            <text:p>(5x-7) / (3x+4) = 0</text:p>
          </table:table-cell>
          <table:covered-table-cell table:number-columns-repeated="3" table:style-name="ce583"/>
          <table:table-cell table:style-name="ce771" office:value-type="string" calcext:value-type="string">
            <text:p>Pts</text:p>
          </table:table-cell>
          <table:table-cell table:style-name="ce583" table:number-columns-repeated="7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24]" office:value-type="float" office:value="-1.33333333333333" calcext:value-type="float">
            <text:p>- 4/3 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4">SI(OU(ET(</text:span><text:span text:style-name="T15">F137</text:span><text:span text:style-name="T14">&lt;=2;</text:span><text:span text:style-name="T16">F139</text:span><text:span text:style-name="T14">=2);ET(</text:span><text:span text:style-name="T15">F137</text:span><text:span text:style-name="T14">&gt;2;</text:span><text:span text:style-name="T16">F139</text:span><text:span text:style-name="T14">=2));2;1)</text:span></text:p>
          </table:table-cell>
          <table:table-cell table:style-name="ce795" table:number-columns-repeated="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83" table:number-columns-repeated="6"/>
          <table:table-cell table:style-name="ce772" table:number-columns-repeated="2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83"/>
          <table:table-cell table:style-name="ce60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4" office:value-type="string" calcext:value-type="string" table:number-columns-spanned="2" table:number-rows-spanned="1">
            <text:p>Choix inéqua</text:p>
          </table:table-cell>
          <table:covered-table-cell table:style-name="ce60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3"/>
          <table:table-cell table:style-name="ce795" table:number-columns-repeated="4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8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37]=1;&quot;≥&quot;;IF([.F137]=2;&quot;&gt;&quot;;IF([.F137]=3;&quot;≤&quot;;&quot;&lt;&quot;)))" office:value-type="string" office:string-value="≤" calcext:value-type="string">
            <text:p>≤</text:p>
          </table:table-cell>
          <table:table-cell table:style-name="ce782" table:formula="of:=IF(OR(AND([.F137]&lt;=2;[.F139]=2);AND([.F137]&gt;2;[.G139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8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2" calcext:value-type="float">
            <text:p>2</text:p>
          </table:table-cell>
          <table:table-cell table:style-name="ce768" table:formula="of:=COUNTIF([.B131:.H131];&quot;-&quot;)" office:value-type="float" office:value="1" calcext:value-type="float">
            <text:p>1</text:p>
          </table:table-cell>
          <table:table-cell table:style-name="ce668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8"/>
          <table:table-cell table:style-name="ce795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5x-7) / (3x+4) ≤ 0" calcext:value-type="string" table:number-columns-spanned="5" table:number-rows-spanned="1">
            <text:p>(5x-7) / (3x+4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3" table:number-columns-repeated="2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7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07" table:formula="of:=IF([.H137]=2;&quot;-infini&quot;;[.F124])" office:value-type="float" office:value="-1.33333333333333" calcext:value-type="float">
            <text:p>-1,33333333333333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1.4" calcext:value-type="float">
            <text:p>1,4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]" calcext:value-type="string">
            <text:p>]</text:p>
          </table:table-cell>
          <table:table-cell table:style-name="ce731" table:formula="of:=IF([.H137]=1;&quot;&quot;;&quot;ou&quot;)">
            <text:p/>
          </table:table-cell>
          <table:table-cell table:style-name="ce731" table:formula="of:=IF([.H137]=1;&quot;&quot;;IF(OR([.F137]=2;[.F137]=4;[.F131]=&quot;||&quot;);&quot;]&quot;;&quot;[&quot;))">
            <text:p/>
          </table:table-cell>
          <table:table-cell table:style-name="ce607" table:formula="of:=IF([.H137]=1;&quot;&quot;;[.F128])">
            <text:p/>
          </table:table-cell>
          <table:table-cell table:style-name="ce731" table:formula="of:=IF([.H137]=1;&quot;&quot;;&quot;;&quot;)">
            <text:p/>
          </table:table-cell>
          <table:table-cell table:style-name="ce607" table:formula="of:=IF([.H137]=1;&quot;&quot;;&quot;+infini&quot;)">
            <text:p/>
          </table:table-cell>
          <table:table-cell table:style-name="ce765" table:formula="of:=IF([.H137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4/3" calcext:value-type="string">
            <text:p>-4/3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1.4" calcext:value-type="float">
            <text:p><text:s/>7/5 </text:p>
          </table:table-cell>
          <table:table-cell table:style-name="ce736" table:formula="of:=[.F142]" office:value-type="string" office:string-value="]" calcext:value-type="string">
            <text:p>]</text:p>
          </table:table-cell>
          <table:table-cell table:style-name="ce773" table:formula="of:=IF([.H137]=1;&quot;&quot;;&quot;&quot;)">
            <text:p/>
          </table:table-cell>
          <table:table-cell table:style-name="ce749" table:formula="of:=[.H142]">
            <text:p/>
          </table:table-cell>
          <table:table-cell table:style-name="ce756" table:formula="of:=[.I142]">
            <text:p/>
          </table:table-cell>
          <table:table-cell table:style-name="ce749" table:formula="of:=[.J142]">
            <text:p/>
          </table:table-cell>
          <table:table-cell table:style-name="ce756" table:formula="of:=IF([.H137]=1;&quot;&quot;;[.H128])">
            <text:p/>
          </table:table-cell>
          <table:table-cell table:style-name="ce811" table:formula="of:=[.L142]">
            <text:p/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5" calcext:value-type="float">
            <text:p>5</text:p>
          </table:table-cell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83" table:number-columns-repeated="6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1"/>
          <table:covered-table-cell table:number-columns-repeated="5" table:style-name="ce6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5x-7) / (3x+4) = 0" calcext:value-type="string">
            <text:p>(5x-7) / (3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8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5x-7) / (3x+4) ≤ 0" calcext:value-type="string">
            <text:p>(5x-7) / (3x+4) ≤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83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596"/>
          <table:table-cell table:style-name="ce668"/>
          <table:table-cell table:style-name="ce596" table:number-columns-repeated="2"/>
          <table:table-cell table:style-name="ce668"/>
          <table:table-cell table:style-name="ce695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23"/>
          <table:covered-table-cell table:style-name="ce596"/>
          <table:covered-table-cell table:style-name="ce668"/>
          <table:covered-table-cell table:number-columns-repeated="2" table:style-name="ce596"/>
          <table:covered-table-cell table:style-name="ce668"/>
          <table:covered-table-cell table:style-name="ce695"/>
          <table:covered-table-cell table:number-columns-repeated="5" table:style-name="ce668"/>
          <table:covered-table-cell table:style-name="ce735"/>
          <table:covered-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style-name="ce596"/>
          <table:table-cell table:style-name="ce623"/>
          <table:table-cell table:style-name="ce596"/>
          <table:table-cell table:style-name="ce668"/>
          <table:table-cell table:style-name="ce596" table:number-columns-repeated="2"/>
          <table:table-cell table:style-name="ce668"/>
          <table:table-cell table:style-name="ce695"/>
          <table:table-cell table:style-name="ce668" table:number-columns-repeated="5"/>
          <table:table-cell table:style-name="ce735"/>
          <table:table-cell table:style-name="ce727"/>
          <table:table-cell/>
          <table:table-cell table:style-name="ce727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3/8" calcext:value-type="string">
            <text:p>3/8</text:p>
          </table:table-cell>
          <table:table-cell table:style-name="ce758" table:formula="of:=VLOOKUP([.O7];[.$B$3:.$N$32];10)" office:value-type="float" office:value="0.375" calcext:value-type="float">
            <text:p>0,375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-8" calcext:value-type="float">
            <text:p>-8</text:p>
          </table:table-cell>
          <table:table-cell table:style-name="ce777" table:formula="of:=VLOOKUP([.O7];[.$B$3:.$N$32];3)" office:value-type="float" office:value="3" calcext:value-type="float">
            <text:p>3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8x+3)" calcext:value-type="string">
            <text:p>(-8x+3)</text:p>
          </table:table-cell>
          <table:table-cell table:style-name="ce786" table:formula="of:=VLOOKUP([.O8];[.$B$3:.$N$32];4)" office:value-type="string" office:string-value="(-9x-5)" calcext:value-type="string">
            <text:p>(-9x-5)</text:p>
          </table:table-cell>
          <table:table-cell table:style-name="ce786" table:formula="of:=VLOOKUP([.O9];[.$B$3:.$N$32];4)" office:value-type="string" office:string-value="(11x-3)" calcext:value-type="string">
            <text:p>(11x-3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5/9" calcext:value-type="string">
            <text:p>-5/9</text:p>
          </table:table-cell>
          <table:table-cell table:style-name="ce758" table:formula="of:=VLOOKUP([.O8];[.$B$3:.$N$32];10)" office:value-type="float" office:value="-0.555555555555556" calcext:value-type="float">
            <text:p>-0,555555555555556</text:p>
          </table:table-cell>
          <table:table-cell table:style-name="ce764" table:formula="of:=IF([.B152]=2;[.D152];IF([.B153]=2;[.D153];IF([.B154]=2;[.D154])))" office:value-type="float" office:value="0.272727272727273" calcext:value-type="float">
            <text:p><text:s/>3/11</text:p>
          </table:table-cell>
          <table:table-cell table:style-name="ce758" table:formula="of:=IF([.B152]=2;[.D152];IF([.B153]=2;[.D153];IF([.B154]=2;[.D154])))" office:value-type="float" office:value="0.272727272727273" calcext:value-type="float">
            <text:p>0,272727272727273</text:p>
          </table:table-cell>
          <table:table-cell table:style-name="ce777" table:formula="of:=VLOOKUP([.O8];[.$B$3:.$N$32];2)" office:value-type="float" office:value="-9" calcext:value-type="float">
            <text:p>-9</text:p>
          </table:table-cell>
          <table:table-cell table:style-name="ce777" table:formula="of:=VLOOKUP([.O8];[.$B$3:.$N$32];3)" office:value-type="float" office:value="-5" calcext:value-type="float">
            <text:p>-5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3/11" calcext:value-type="string">
            <text:p>3/11</text:p>
          </table:table-cell>
          <table:table-cell table:style-name="ce758" table:formula="of:=VLOOKUP([.O9];[.$B$3:.$N$32];10)" office:value-type="float" office:value="0.272727272727273" calcext:value-type="float">
            <text:p>0,272727272727273</text:p>
          </table:table-cell>
          <table:table-cell table:style-name="ce764" table:formula="of:=IF([.B152]=1;[.D152];IF([.B153]=1;[.D153];IF([.B154]=1;[.D154])))" office:value-type="float" office:value="0.375" calcext:value-type="float">
            <text:p><text:s/>3/8 </text:p>
          </table:table-cell>
          <table:table-cell table:style-name="ce758" table:formula="of:=IF([.B152]=1;[.D152];IF([.B153]=1;[.D153];IF([.B154]=1;[.D154])))" office:value-type="float" office:value="0.375" calcext:value-type="float">
            <text:p>0,375</text:p>
          </table:table-cell>
          <table:table-cell table:style-name="ce758" table:formula="of:=VLOOKUP([.O9];[.$B$3:.$N$32];2)" office:value-type="float" office:value="11" calcext:value-type="float">
            <text:p>11</text:p>
          </table:table-cell>
          <table:table-cell table:style-name="ce777" table:formula="of:=VLOOKUP([.O9];[.$B$3:.$N$32];3)" office:value-type="float" office:value="-3" calcext:value-type="float">
            <text:p>-3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93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657"/>
          <table:table-cell table:style-name="ce657"/>
          <table:table-cell table:style-name="ce753" table:formula="of:=[.F154]" office:value-type="float" office:value="0.375" calcext:value-type="float" table:number-columns-spanned="2" table:number-rows-spanned="1">
            <text:p><text:s/>3/8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8x+3)" calcext:value-type="string">
            <text:p>Signe de (-8x+3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9x-5)" calcext:value-type="string">
            <text:p>Signe de (-9x-5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11x-3)" calcext:value-type="string">
            <text:p>Signe de (11x-3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8x+3)(-9x-5)(11x-3)" calcext:value-type="string">
            <text:p>Signe de (-8x+3)(-9x-5)(11x-3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9" office:value-type="string" calcext:value-type="string" table:number-columns-spanned="2" table:number-rows-spanned="1">
            <text:p>Ensemble solution de l’équation :</text:p>
          </table:table-cell>
          <table:covered-table-cell table:style-name="ce583"/>
          <table:table-cell table:style-name="ce642" table:formula="of:=COM.MICROSOFT.CONCAT([.J152];[.K152];[.L152];&quot; = 0&quot;)" office:value-type="string" office:string-value="(-8x+3)(-9x-5)(11x-3) = 0" calcext:value-type="string" table:number-columns-spanned="6" table:number-rows-spanned="1">
            <text:p>(-8x+3)(-9x-5)(11x-3) = 0</text:p>
          </table:table-cell>
          <table:covered-table-cell table:number-columns-repeated="5" table:style-name="ce583"/>
          <table:table-cell table:style-name="ce771" office:value-type="string" calcext:value-type="string">
            <text:p>Pts</text:p>
          </table:table-cell>
          <table:table-cell table:style-name="ce583" table:number-columns-repeated="5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272727272727273" calcext:value-type="float">
            <text:p><text:s/>3/11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0.375" calcext:value-type="float">
            <text:p><text:s/>3/8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 table:number-columns-repeated="6"/>
          <table:table-cell table:style-name="ce772" table:number-columns-repeated="2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/>
          <table:table-cell table:style-name="ce60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4" office:value-type="string" calcext:value-type="string" table:number-columns-spanned="2" table:number-rows-spanned="1">
            <text:p>Choix inéqua</text:p>
          </table:table-cell>
          <table:covered-table-cell table:style-name="ce60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3"/>
          <table:table-cell table:style-name="ce795" table:number-columns-repeated="4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66]=1;&quot;≥&quot;;IF([.F166]=2;&quot;&gt;&quot;;IF([.F166]=3;&quot;≤&quot;;&quot;&lt;&quot;)))" office:value-type="string" office:string-value="&gt;" calcext:value-type="string">
            <text:p>&g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68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8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8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9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8x+3)(-9x-5)(11x-3) &gt; 0" calcext:value-type="string" table:number-columns-spanned="5" table:number-rows-spanned="1">
            <text:p>(-8x+3)(-9x-5)(11x-3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3" table:number-columns-repeated="2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7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07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0.272727272727273" calcext:value-type="float">
            <text:p>0,27272727272727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07" table:formula="of:=IF([.H160]=[.F167];[.F153];[.F154])" office:value-type="float" office:value="0.375" calcext:value-type="float">
            <text:p>0,37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07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0.272727272727273" calcext:value-type="float">
            <text:p><text:s/>3/11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0.375" calcext:value-type="float">
            <text:p><text:s/>3/8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83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9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1"/>
          <table:covered-table-cell table:number-columns-repeated="5" table:style-name="ce6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8x+3)(-9x-5)(11x-3) = 0" calcext:value-type="string">
            <text:p>(-8x+3)(-9x-5)(11x-3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8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8x+3)(-9x-5)(11x-3) &gt; 0" calcext:value-type="string">
            <text:p>(-8x+3)(-9x-5)(11x-3) &g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83"/>
          <table:table-cell table:style-name="ce583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83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-7/5" calcext:value-type="string">
            <text:p>-7/5</text:p>
          </table:table-cell>
          <table:table-cell table:style-name="ce758" table:formula="of:=VLOOKUP([.O10];[.$B$3:.$N$32];10)" office:value-type="float" office:value="-1.4" calcext:value-type="float">
            <text:p>-1,4</text:p>
          </table:table-cell>
          <table:table-cell table:style-name="ce764" table:formula="of:=IF([.B181]=3;[.D181];IF([.B182]=3;[.D182];IF([.B183]=3;[.D183])))" office:value-type="float" office:value="-2.5" calcext:value-type="float">
            <text:p>- 5/2 </text:p>
          </table:table-cell>
          <table:table-cell table:style-name="ce758" table:formula="of:=IF([.B181]=3;[.D181];IF([.B182]=3;[.D182];IF([.B183]=3;[.D183])))" office:value-type="float" office:value="-2.5" calcext:value-type="float">
            <text:p>-2,5</text:p>
          </table:table-cell>
          <table:table-cell table:style-name="ce777" table:formula="of:=VLOOKUP([.O10];[.$B$3:.$N$32];2)" office:value-type="float" office:value="-5" calcext:value-type="float">
            <text:p>-5</text:p>
          </table:table-cell>
          <table:table-cell table:style-name="ce777" table:formula="of:=VLOOKUP([.O10];[.$B$3:.$N$32];3)" office:value-type="float" office:value="-7" calcext:value-type="float">
            <text:p>-7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5x-7)" calcext:value-type="string">
            <text:p>(-5x-7)</text:p>
          </table:table-cell>
          <table:table-cell table:style-name="ce786" table:formula="of:=VLOOKUP([.O11];[.$B$3:.$N$32];4)" office:value-type="string" office:string-value="(2x+5)" calcext:value-type="string">
            <text:p>(2x+5)</text:p>
          </table:table-cell>
          <table:table-cell table:style-name="ce786" table:formula="of:=VLOOKUP([.O12];[.$B$3:.$N$32];4)" office:value-type="string" office:string-value="(-2x+11)" calcext:value-type="string">
            <text:p>(-2x+11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2" calcext:value-type="float">
            <text:p>2</text:p>
          </table:table-cell>
          <table:table-cell table:style-name="ce722" table:formula="of:=RANK([.D182];[.$D$181:.$D$183])" office:value-type="float" office:value="3" calcext:value-type="float">
            <text:p>3</text:p>
          </table:table-cell>
          <table:table-cell table:style-name="ce758" table:formula="of:=VLOOKUP([.O11];[.$B$3:.$N$32];13)" office:value-type="string" office:string-value="-5/2" calcext:value-type="string">
            <text:p>-5/2</text:p>
          </table:table-cell>
          <table:table-cell table:style-name="ce758" table:formula="of:=VLOOKUP([.O11];[.$B$3:.$N$32];10)" office:value-type="float" office:value="-2.5" calcext:value-type="float">
            <text:p>-2,5</text:p>
          </table:table-cell>
          <table:table-cell table:style-name="ce764" table:formula="of:=IF([.B181]=2;[.D181];IF([.B182]=2;[.D182];IF([.B183]=2;[.D183])))" office:value-type="float" office:value="-1.4" calcext:value-type="float">
            <text:p>- 7/5 </text:p>
          </table:table-cell>
          <table:table-cell table:style-name="ce758" table:formula="of:=IF([.B181]=2;[.D181];IF([.B182]=2;[.D182];IF([.B183]=2;[.D183])))" office:value-type="float" office:value="-1.4" calcext:value-type="float">
            <text:p>-1,4</text:p>
          </table:table-cell>
          <table:table-cell table:style-name="ce777" table:formula="of:=VLOOKUP([.O11];[.$B$3:.$N$32];2)" office:value-type="float" office:value="2" calcext:value-type="float">
            <text:p>2</text:p>
          </table:table-cell>
          <table:table-cell table:style-name="ce777" table:formula="of:=VLOOKUP([.O11];[.$B$3:.$N$32];3)" office:value-type="float" office:value="5" calcext:value-type="float">
            <text:p>5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1" calcext:value-type="float">
            <text:p>1</text:p>
          </table:table-cell>
          <table:table-cell table:style-name="ce758" table:formula="of:=VLOOKUP([.O12];[.$B$3:.$N$32];13)" office:value-type="string" office:string-value="11/2" calcext:value-type="string">
            <text:p>11/2</text:p>
          </table:table-cell>
          <table:table-cell table:style-name="ce758" table:formula="of:=VLOOKUP([.O12];[.$B$3:.$N$32];10)" office:value-type="float" office:value="5.5" calcext:value-type="float">
            <text:p>5,5</text:p>
          </table:table-cell>
          <table:table-cell table:style-name="ce764" table:formula="of:=IF([.B181]=1;[.D181];IF([.B182]=1;[.D182];IF([.B183]=1;[.D183])))" office:value-type="float" office:value="5.5" calcext:value-type="float">
            <text:p>11/2 </text:p>
          </table:table-cell>
          <table:table-cell table:style-name="ce758" table:formula="of:=IF([.B181]=1;[.D181];IF([.B182]=1;[.D182];IF([.B183]=1;[.D183])))" office:value-type="float" office:value="5.5" calcext:value-type="float">
            <text:p>5,5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93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2.5" calcext:value-type="float" table:number-columns-spanned="2" table:number-rows-spanned="1">
            <text:p>- 5/2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-1.4" calcext:value-type="float" table:number-columns-spanned="2" table:number-rows-spanned="1">
            <text:p>- 7/5 </text:p>
          </table:table-cell>
          <table:covered-table-cell table:style-name="ce657"/>
          <table:table-cell table:style-name="ce657"/>
          <table:table-cell table:style-name="ce753" table:formula="of:=[.F183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-5x-7)" calcext:value-type="string">
            <text:p>Signe de (-5x-7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2x+5)" calcext:value-type="string">
            <text:p>Signe de (2x+5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-2x+11)" calcext:value-type="string">
            <text:p>Signe de (-2x+1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-5x-7)(2x+5)(-2x+11)]" calcext:value-type="string">
            <text:p>Signe de 1 / [(-5x-7)(2x+5)(-2x+1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9" office:value-type="string" calcext:value-type="string" table:number-columns-spanned="2" table:number-rows-spanned="1">
            <text:p>Ensemble solution de l’équation :</text:p>
          </table:table-cell>
          <table:covered-table-cell table:style-name="ce583"/>
          <table:table-cell table:style-name="ce642" table:formula="of:=COM.MICROSOFT.CONCAT([.J181];[.K181];[.L181];&quot; = 0&quot;)" office:value-type="string" office:string-value="(-5x-7)(2x+5)(-2x+11) = 0" calcext:value-type="string" table:number-columns-spanned="6" table:number-rows-spanned="1">
            <text:p>(-5x-7)(2x+5)(-2x+11) = 0</text:p>
          </table:table-cell>
          <table:covered-table-cell table:number-columns-repeated="5" table:style-name="ce583"/>
          <table:table-cell table:style-name="ce771" office:value-type="string" calcext:value-type="string">
            <text:p>Pts</text:p>
          </table:table-cell>
          <table:table-cell table:style-name="ce583" table:number-columns-repeated="5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81]" office:value-type="float" office:value="-2.5" calcext:value-type="float">
            <text:p>- 5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2]" office:value-type="float" office:value="-1.4" calcext:value-type="float">
            <text:p>- 7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3]" office:value-type="float" office:value="5.5" calcext:value-type="float">
            <text:p>1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92:.H192])" office:value-type="float" office:value="7" calcext:value-type="float">
            <text:p>7</text:p>
          </table:table-cell>
          <table:table-cell table:style-name="ce795" table:number-columns-repeated="5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 table:number-columns-repeated="6"/>
          <table:table-cell table:style-name="ce772" table:number-columns-repeated="2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/>
          <table:table-cell table:style-name="ce60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4" office:value-type="string" calcext:value-type="string" table:number-columns-spanned="2" table:number-rows-spanned="1">
            <text:p>Choix inéqua</text:p>
          </table:table-cell>
          <table:covered-table-cell table:style-name="ce60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3"/>
          <table:table-cell table:style-name="ce795" table:number-columns-repeated="4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68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8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8"/>
          <table:table-cell table:style-name="ce795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89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-5x-7)(2x+5)(-2x+11) ≥ 0" calcext:value-type="string" table:number-columns-spanned="5" table:number-rows-spanned="1">
            <text:p>(-5x-7)(2x+5)(-2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3" table:number-columns-repeated="2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7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07" table:formula="of:=IF([.B189]=[.F196];&quot;-infini&quot;;[.F181])" office:value-type="float" office:value="-2.5" calcext:value-type="float">
            <text:p>-2,5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1.4" calcext:value-type="float">
            <text:p>-1,4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07" table:formula="of:=IF([.H189]=[.F196];[.F182];[.F183])" office:value-type="float" office:value="5.5" calcext:value-type="float">
            <text:p>5,5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07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2.5" calcext:value-type="float">
            <text:p>- 5/2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1.4" calcext:value-type="float">
            <text:p>- 7/5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5.5" calcext:value-type="float">
            <text:p>11/2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83" table:number-columns-repeated="6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59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1"/>
          <table:covered-table-cell table:number-columns-repeated="5" table:style-name="ce6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-5x-7)(2x+5)(-2x+11) = 0" calcext:value-type="string">
            <text:p>(-5x-7)(2x+5)(-2x+11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formula="of:=IF(ISBLANK([$'Niveau 6'.H19]);0;IF([.G192]=[$'Niveau 6'.H19];1;-0.5))" office:value-type="float" office:value="0" calcext:value-type="float">
            <text:p>0</text:p>
          </table:table-cell>
          <table:table-cell table:style-name="ce708" table:formula="of:=IF(ISBLANK([$'Niveau 6'.J19]);0;IF([.H192]=[$'Niveau 6'.J19];1;-0.5))" office:value-type="float" office:value="0" calcext:value-type="float">
            <text:p>0</text:p>
          </table:table-cell>
          <table:table-cell table:style-name="ce68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-5x-7)(2x+5)(-2x+11) ≥ 0" calcext:value-type="string">
            <text:p>(-5x-7)(2x+5)(-2x+11)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74" table:formula="of:=IF(ISBLANK([$'Niveau 6'.H24]);0;IF([.G200]=[$'Niveau 6'.H24];1;-0.5))" office:value-type="float" office:value="0" calcext:value-type="float">
            <text:p>0</text:p>
          </table:table-cell>
          <table:table-cell table:style-name="ce774" table:formula="of:=IF(ISBLANK([$'Niveau 6'.J24]);0;IF([.H200]=[$'Niveau 6'.J24];1;-0.5))" office:value-type="float" office:value="0" calcext:value-type="float">
            <text:p>0</text:p>
          </table:table-cell>
          <table:table-cell table:style-name="ce774" table:formula="of:=IF(ISBLANK([$'Niveau 6'.K24]);0;IF([.I200]=[$'Niveau 6'.K24];1;-0.5))" office:value-type="float" office:value="0" calcext:value-type="float">
            <text:p>0</text:p>
          </table:table-cell>
          <table:table-cell table:style-name="ce774" table:formula="of:=IF(ISBLANK([$'Niveau 6'.L24]);0;IF([.J200]=[$'Niveau 6'.L24];1;-0.5))" office:value-type="float" office:value="0" calcext:value-type="float">
            <text:p>0</text:p>
          </table:table-cell>
          <table:table-cell table:style-name="ce774" table:formula="of:=IF(ISBLANK([$'Niveau 6'.M24]);0;IF([.K200]=[$'Niveau 6'.M24];1;-0.5))" office:value-type="float" office:value="0" calcext:value-type="float">
            <text:p>0</text:p>
          </table:table-cell>
          <table:table-cell table:style-name="ce774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83"/>
          <table:table-cell table:style-name="ce727"/>
          <table:table-cell table:style-name="ce583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4:32:01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1-20T14:32:07.225000000</dc:date>
    <meta:editing-duration>P1DT16H43M20S</meta:editing-duration>
    <meta:editing-cycles>554</meta:editing-cycles>
    <meta:generator>LibreOffice/6.0.7.3$Windows_X86_64 LibreOffice_project/dc89aa7a9eabfd848af146d5086077aeed2ae4a5</meta:generator>
    <meta:document-statistic meta:table-count="8" meta:cell-count="2064" meta:object-count="55"/>
  </office:meta>
</office:document-meta>
</file>